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367cm" fo:margin-left="-0.199cm" table:align="left" style:writing-mode="lr-tb"/>
    </style:style>
    <style:style style:name="Table1.A" style:family="table-column">
      <style:table-column-properties style:column-width="3.84cm"/>
    </style:style>
    <style:style style:name="Table1.B" style:family="table-column">
      <style:table-column-properties style:column-width="2.701cm"/>
    </style:style>
    <style:style style:name="Table1.C" style:family="table-column">
      <style:table-column-properties style:column-width="2.54cm"/>
    </style:style>
    <style:style style:name="Table1.D" style:family="table-column">
      <style:table-column-properties style:column-width="6.28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755cm" style:keep-together="true" fo:keep-together="auto"/>
    </style:style>
    <style:style style:name="Table2" style:family="table">
      <style:table-properties style:width="15.05cm" fo:margin-left="-0.199cm" table:align="left" style:writing-mode="lr-tb"/>
    </style:style>
    <style:style style:name="Table2.A" style:family="table-column">
      <style:table-column-properties style:column-width="3.757cm"/>
    </style:style>
    <style:style style:name="Table2.B" style:family="table-column">
      <style:table-column-properties style:column-width="2.466cm"/>
    </style:style>
    <style:style style:name="Table2.C" style:family="table-column">
      <style:table-column-properties style:column-width="2.54cm"/>
    </style:style>
    <style:style style:name="Table2.D" style:family="table-column">
      <style:table-column-properties style:column-width="6.287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5.05cm" fo:margin-left="-0.199cm" table:align="left" style:writing-mode="lr-tb"/>
    </style:style>
    <style:style style:name="Table3.A" style:family="table-column">
      <style:table-column-properties style:column-width="3.048cm"/>
    </style:style>
    <style:style style:name="Table3.B" style:family="table-column">
      <style:table-column-properties style:column-width="2.54cm"/>
    </style:style>
    <style:style style:name="Table3.D" style:family="table-column">
      <style:table-column-properties style:column-width="6.922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D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5.05cm" fo:margin-left="-0.199cm" table:align="left" style:writing-mode="lr-tb"/>
    </style:style>
    <style:style style:name="Table4.A" style:family="table-column">
      <style:table-column-properties style:column-width="3.757cm"/>
    </style:style>
    <style:style style:name="Table4.B" style:family="table-column">
      <style:table-column-properties style:column-width="2.466cm"/>
    </style:style>
    <style:style style:name="Table4.C" style:family="table-column">
      <style:table-column-properties style:column-width="2.223cm"/>
    </style:style>
    <style:style style:name="Table4.D" style:family="table-column">
      <style:table-column-properties style:column-width="6.604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D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5.05cm" fo:margin-left="-0.199cm" table:align="left" style:writing-mode="lr-tb"/>
    </style:style>
    <style:style style:name="Table5.A" style:family="table-column">
      <style:table-column-properties style:column-width="3.757cm"/>
    </style:style>
    <style:style style:name="Table5.B" style:family="table-column">
      <style:table-column-properties style:column-width="2.466cm"/>
    </style:style>
    <style:style style:name="Table5.C" style:family="table-column">
      <style:table-column-properties style:column-width="2.54cm"/>
    </style:style>
    <style:style style:name="Table5.D" style:family="table-column">
      <style:table-column-properties style:column-width="6.28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P1" style:family="paragraph" style:parent-style-name="Subtitle">
      <style:text-properties fo:font-size="14pt" style:font-size-asian="14pt"/>
    </style:style>
    <style:style style:name="P2" style:family="paragraph" style:parent-style-name="Header">
      <style:paragraph-properties style:snap-to-layout-grid="false"/>
    </style:style>
    <style:style style:name="P3" style:family="paragraph" style:parent-style-name="Header">
      <style:text-properties fo:language="id" fo:country="ID"/>
    </style:style>
    <style:style style:name="P4" style:family="paragraph" style:parent-style-name="Header">
      <style:paragraph-properties style:snap-to-layout-grid="false"/>
      <style:text-properties fo:language="id" fo:country="ID"/>
    </style:style>
    <style:style style:name="P5" style:family="paragraph" style:parent-style-name="Title" style:master-page-name="Standard">
      <style:paragraph-properties style:page-number="auto"/>
      <style:text-properties fo:font-size="16pt" style:font-size-asian="16pt"/>
    </style:style>
    <style:style style:name="P6" style:family="paragraph" style:parent-style-name="Heading_20_4">
      <style:paragraph-properties style:snap-to-layout-grid="false"/>
    </style:style>
    <style:style style:name="P7" style:family="paragraph" style:parent-style-name="Heading_20_3">
      <style:paragraph-properties style:snap-to-layout-gri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snap-to-layout-grid="false"/>
      <style:text-properties fo:font-weight="bold" style:font-weight-asian="bold" style:font-weight-complex="bold"/>
    </style:style>
    <style:style style:name="P10" style:family="paragraph" style:parent-style-name="Standard" style:list-style-name="WW8Num36">
      <style:text-properties fo:font-weight="bold" style:font-weight-asian="bold" style:font-weight-complex="bold"/>
    </style:style>
    <style:style style:name="P11" style:family="paragraph" style:parent-style-name="Standard" style:list-style-name="WW8Num2">
      <style:text-properties fo:font-weight="bold" style:font-weight-asian="bold" style:font-weight-complex="bold"/>
    </style:style>
    <style:style style:name="P12" style:family="paragraph" style:parent-style-name="Standard" style:list-style-name="WW8Num39">
      <style:text-properties fo:font-weight="bold" style:font-weight-asian="bold" style:font-weight-complex="bold"/>
    </style:style>
    <style:style style:name="P13" style:family="paragraph" style:parent-style-name="Standard" style:list-style-name="WW8Num5">
      <style:text-properties fo:font-weight="bold" style:font-weight-asian="bold" style:font-weight-complex="bold"/>
    </style:style>
    <style:style style:name="P14" style:family="paragraph" style:parent-style-name="Standard">
      <style:text-properties fo:font-size="14pt" fo:font-weight="bold" style:font-size-asian="14pt" style:font-weight-asian="bold" style:font-weight-complex="bold"/>
    </style:style>
    <style:style style:name="P15" style:family="paragraph" style:parent-style-name="Standard" style:list-style-name="WW8Num42"/>
    <style:style style:name="P16" style:family="paragraph" style:parent-style-name="Standard">
      <style:paragraph-properties fo:text-align="start" style:justify-single-word="false"/>
    </style:style>
    <style:style style:name="P17" style:family="paragraph" style:parent-style-name="Standard" style:list-style-name="WW8Num42">
      <style:paragraph-properties fo:text-align="start" style:justify-single-word="false"/>
    </style:style>
    <style:style style:name="P18" style:family="paragraph" style:parent-style-name="Standard">
      <style:paragraph-properties fo:text-align="start" style:justify-single-word="false" style:snap-to-layout-grid="false"/>
    </style:style>
    <style:style style:name="P19" style:family="paragraph" style:parent-style-name="Standard" style:list-style-name="WW8Num42">
      <style:text-properties fo:language="id" fo:country="ID"/>
    </style:style>
    <style:style style:name="P20" style:family="paragraph" style:parent-style-name="Standard">
      <style:paragraph-properties style:snap-to-layout-grid="false"/>
      <style:text-properties fo:language="id" fo:country="ID"/>
    </style:style>
    <style:style style:name="P21" style:family="paragraph" style:parent-style-name="Standard">
      <style:paragraph-properties style:snap-to-layout-grid="false"/>
      <style:text-properties fo:language="id" fo:country="ID" fo:font-weight="bold" style:font-weight-asian="bold" style:font-weight-complex="bold"/>
    </style:style>
    <style:style style:name="P22" style:family="paragraph" style:parent-style-name="Standard">
      <style:paragraph-properties fo:text-align="start" style:justify-single-word="false" style:snap-to-layout-grid="false"/>
      <style:text-properties fo:language="id" fo:country="ID"/>
    </style:style>
    <style:style style:name="P23" style:family="paragraph" style:parent-style-name="Standard" style:list-style-name="WW8Num24">
      <style:text-properties fo:language="id" fo:country="ID"/>
    </style:style>
    <style:style style:name="P24" style:family="paragraph" style:parent-style-name="Standard">
      <style:paragraph-properties style:snap-to-layout-grid="false"/>
    </style:style>
    <style:style style:name="P25" style:family="paragraph" style:parent-style-name="Standard">
      <style:text-properties style:text-line-through-style="solid"/>
    </style:style>
    <style:style style:name="P26" style:family="paragraph" style:parent-style-name="Standard">
      <style:paragraph-properties style:snap-to-layout-grid="false"/>
      <style:text-properties style:text-line-through-style="solid"/>
    </style:style>
    <style:style style:name="P27" style:family="paragraph" style:parent-style-name="Standard" style:list-style-name="WW8Num32"/>
    <style:style style:name="P28" style:family="paragraph" style:parent-style-name="Standard" style:list-style-name="WW8Num24"/>
    <style:style style:name="P29" style:family="paragraph" style:parent-style-name="Standard" style:list-style-name="WW8Num18"/>
    <style:style style:name="P30" style:family="paragraph" style:parent-style-name="Standard" style:list-style-name="WW8Num29"/>
    <style:style style:name="P31" style:family="paragraph" style:parent-style-name="Standard">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WW8Num17"/>
    <style:style style:name="P33" style:family="paragraph" style:parent-style-name="Standard" style:list-style-name="WW8Num15"/>
    <style:style style:name="P34" style:family="paragraph" style:parent-style-name="Standard" style:list-style-name="WW8Num7"/>
    <style:style style:name="P35" style:family="paragraph" style:parent-style-name="Standard" style:list-style-name="WW8Num8"/>
    <style:style style:name="P36" style:family="paragraph" style:parent-style-name="Standard" style:list-style-name="WW8Num2"/>
    <style:style style:name="P37" style:family="paragraph" style:parent-style-name="Standard" style:list-style-name="WW8Num20"/>
    <style:style style:name="P38" style:family="paragraph" style:parent-style-name="Standard" style:list-style-name="WW8Num46"/>
    <style:style style:name="P39" style:family="paragraph" style:parent-style-name="Standard" style:list-style-name="WW8Num27"/>
    <style:style style:name="P40" style:family="paragraph" style:parent-style-name="Standard" style:list-style-name="WW8Num4"/>
    <style:style style:name="P41" style:family="paragraph" style:parent-style-name="Standard" style:list-style-name="WW8Num35"/>
    <style:style style:name="P42" style:family="paragraph" style:parent-style-name="Standard" style:list-style-name="WW8Num21"/>
    <style:style style:name="P43" style:family="paragraph" style:parent-style-name="Standard">
      <style:text-properties fo:font-style="italic" fo:font-weight="bold" style:font-style-asian="italic" style:font-weight-asian="bold" style:font-style-complex="italic" style:font-weight-complex="bold"/>
    </style:style>
    <style:style style:name="P44" style:family="paragraph" style:parent-style-name="Standard" style:list-style-name="WW8Num45"/>
    <style:style style:name="P45" style:family="paragraph" style:parent-style-name="Standard" style:list-style-name="WW8Num36"/>
    <style:style style:name="P46" style:family="paragraph" style:parent-style-name="Standard" style:list-style-name="WW8Num38"/>
    <style:style style:name="P47" style:family="paragraph" style:parent-style-name="Standard" style:list-style-name="WW8Num22"/>
    <style:style style:name="P48" style:family="paragraph" style:parent-style-name="Standard" style:list-style-name="WW8Num12"/>
    <style:style style:name="P49" style:family="paragraph" style:parent-style-name="Standard" style:list-style-name="WW8Num41"/>
    <style:style style:name="P50" style:family="paragraph" style:parent-style-name="Standard" style:list-style-name="WW8Num28"/>
    <style:style style:name="P51" style:family="paragraph" style:parent-style-name="Standard" style:list-style-name="WW8Num40"/>
    <style:style style:name="P52" style:family="paragraph" style:parent-style-name="Standard" style:list-style-name="WW8Num16"/>
    <style:style style:name="P53" style:family="paragraph" style:parent-style-name="Standard" style:list-style-name="WW8Num39"/>
    <style:style style:name="P54" style:family="paragraph" style:parent-style-name="Standard" style:list-style-name="WW8Num5"/>
    <style:style style:name="P55" style:family="paragraph" style:parent-style-name="Standard" style:list-style-name="WW8Num26"/>
    <style:style style:name="T1" style:family="text">
      <style:text-properties fo:font-size="16pt" style:font-size-asian="16pt"/>
    </style:style>
    <style:style style:name="T2" style:family="text">
      <style:text-properties fo:font-size="16pt" fo:language="id" fo:country="ID" style:font-size-asian="16pt"/>
    </style:style>
    <style:style style:name="T3" style:family="text">
      <style:text-properties fo:language="id" fo:country="ID"/>
    </style:style>
    <style:style style:name="T4" style:family="text">
      <style:text-properties fo:font-weight="bold" style:font-weight-asian="bold" style:font-weight-complex="bold"/>
    </style:style>
    <style:style style:name="T5" style:family="text">
      <style:text-properties style:text-line-through-style="solid"/>
    </style:style>
    <style:style style:name="T6" style:family="text">
      <style:text-properties fo:font-size="14pt" fo:font-weight="bold" style:font-size-asian="14pt" style:font-weight-asian="bold" style:font-weight-complex="bold"/>
    </style:style>
    <style:style style:name="T7" style:family="text">
      <style:text-properties fo:font-size="14pt" fo:language="id" fo:country="ID" fo:font-weight="bold" style:font-size-asian="14pt" style:font-weight-asian="bold" style:font-weight-complex="bold"/>
    </style:style>
    <style:style style:name="T8" style:family="text">
      <style:text-properties fo:color="#ff0000"/>
    </style:style>
    <style:style style:name="T9" style:family="text">
      <style:text-properties fo:color="#00ff00"/>
    </style:style>
    <style:style style:name="T10" style:family="text">
      <style:text-properties fo:color="#3366ff"/>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tyle="italic"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raphicsMagic File Format Specification</text:p>
      <text:p text:style-name="Title"><text:span text:style-name="T1">Version </text:span><text:span text:style-name="T2">4</text:span><text:span text:style-name="T1"> </text:span></text:p>
      <text:p text:style-name="Title"><text:span text:style-name="T1">Designed for GraphicsMagic </text:span><text:span text:style-name="T2">2.0.0 (ComBee)</text:span></text:p>
      <text:p text:style-name="P1">Introduction</text:p>
      <text:p text:style-name="Standard"/>
      <text:p text:style-name="Standard">This specification is intended to define a cross-platform,<text:span text:style-name="T3"> </text:span>interoperable file storage and transfer format. <text:span text:style-name="T3">From this forth version</text:span>, <text:span text:style-name="T3">GraphicsMagic</text:span> has remained committed to ensuring the interoperability of the .<text:span text:style-name="T3">GMD</text:span> file format through publication and maintenance of this specification. <text:s/>We trust that all.<text:span text:style-name="T3"> GMD</text:span> compatible vendors and application developers that have adopted and benefited from this format will share and support this commitment to interoperability.</text:p>
      <text:p text:style-name="Standard">The “<text:span text:style-name="T3">GMD</text:span>” stands for “GraphicsMagic Document”. Therefore, we call this type of file to gmd file. This file format is specifically designed for GraphicsMagic application. </text:p>
      <text:p text:style-name="Standard"/>
      <text:p text:style-name="P14">File Format</text:p>
      <text:p text:style-name="Standard"/>
      <text:p text:style-name="Standard">The gmd<text:span text:style-name="T3"> version 4</text:span> file consists of <text:span text:style-name="T3">several significant data blocks structure</text:span>:</text:p>
      <text:p text:style-name="Standard"/>
      <text:list xml:id="list31152597" text:style-name="WW8Num42">
        <text:list-item>
          <text:p text:style-name="P15">File Header</text:p>
        </text:list-item>
        <text:list-item>
          <text:p text:style-name="P17"><text:span text:style-name="T3">Table of Content</text:span><text:span text:style-name="T3">; usefull when saving complex document structure such as Delphi Component Resource (.DCR,) icon project (.ICO), etc.</text:span></text:p>
        </text:list-item>
        <text:list-item>
          <text:p text:style-name="P15"><text:span text:style-name="T3">Various</text:span> <text:span text:style-name="T3">Layer </text:span>Data<text:span text:style-name="T3"> segment stored in layers-stack order</text:span></text:p>
        </text:list-item>
        <text:list-item>
          <text:p text:style-name="P19">Thumbnail or final appearance for preview such as in Windows Explorer</text:p>
        </text:list-item>
      </text:list>
      <text:p text:style-name="Standard"/>
      <text:p text:style-name="Standard"/>
      <text:p text:style-name="Standard"><text:span text:style-name="T4">NOTE</text:span> We will explain the data in a gmd file in the order the data save in. Developers should read these data by the same order.</text:p>
      <text:p text:style-name="Standard"/>
      <text:p text:style-name="P14">File Header</text:p>
      <text:p text:style-name="Standard"/>
      <text:p text:style-name="Standard">In file header part, it primarily represents the basic information about the file, such as how many layers, channels and paths there are in the file, etc. Details in the following list:</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Name</text:p>
          </table:table-cell>
          <table:table-cell table:style-name="Table1.A1" office:value-type="string">
            <text:h text:style-name="P7" text:outline-level="3">Data Size</text:h>
          </table:table-cell>
          <table:table-cell table:style-name="Table1.A1" office:value-type="string">
            <text:h text:style-name="P7" text:outline-level="3">Delphi Type</text:h>
          </table:table-cell>
          <table:table-cell table:style-name="Table1.D1" office:value-type="string">
            <text:h text:style-name="P6" text:outline-level="4">Description</text:h>
          </table:table-cell>
        </table:table-row>
        <table:table-row table:style-name="Table1.2">
          <table:table-cell table:style-name="Table1.A1" office:value-type="string">
            <text:p text:style-name="P24">File <text:span text:style-name="T3">Header Signature </text:span></text:p>
          </table:table-cell>
          <table:table-cell table:style-name="Table1.A1" office:value-type="string">
            <text:p text:style-name="P20">4 byte</text:p>
          </table:table-cell>
          <table:table-cell table:style-name="Table1.A1" office:value-type="string">
            <text:p text:style-name="P24">Cardinal</text:p>
          </table:table-cell>
          <table:table-cell table:style-name="Table1.D1" office:value-type="string">
            <text:p text:style-name="P24">Must be a hex number <text:span text:style-name="T3">0x</text:span>474D4446.</text:p>
          </table:table-cell>
        </table:table-row>
        <table:table-row table:style-name="Table1.1">
          <table:table-cell table:style-name="Table1.A1" table:number-rows-spanned="3" office:value-type="string">
            <text:p text:style-name="P24">Version Number</text:p>
          </table:table-cell>
          <table:table-cell table:style-name="Table1.A1" office:value-type="string">
            <text:p text:style-name="P20">1 byte</text:p>
          </table:table-cell>
          <table:table-cell table:style-name="Table1.A1" office:value-type="string">
            <text:p text:style-name="P20">Byte</text:p>
          </table:table-cell>
          <table:table-cell table:style-name="Table1.D1" office:value-type="string">
            <text:p text:style-name="P20">Major version</text:p>
          </table:table-cell>
        </table:table-row>
        <table:table-row table:style-name="Table1.1">
          <table:covered-table-cell/>
          <table:table-cell table:style-name="Table1.A1" office:value-type="string">
            <text:p text:style-name="P20">1 byte</text:p>
          </table:table-cell>
          <table:table-cell table:style-name="Table1.A1" office:value-type="string">
            <text:p text:style-name="P20">Byte </text:p>
          </table:table-cell>
          <table:table-cell table:style-name="Table1.D1" office:value-type="string">
            <text:p text:style-name="P20">Minor version</text:p>
          </table:table-cell>
        </table:table-row>
        <table:table-row table:style-name="Table1.1">
          <table:covered-table-cell/>
          <table:table-cell table:style-name="Table1.A1" office:value-type="string">
            <text:p text:style-name="P20">2 byte</text:p>
          </table:table-cell>
          <table:table-cell table:style-name="Table1.A1" office:value-type="string">
            <text:p text:style-name="P20">Byte</text:p>
          </table:table-cell>
          <table:table-cell table:style-name="Table1.D1" office:value-type="string">
            <text:p text:style-name="P20">Revision/patch version</text:p>
          </table:table-cell>
        </table:table-row>
        <table:table-row table:style-name="Table1.1">
          <table:table-cell table:style-name="Table1.A1" office:value-type="string">
            <text:p text:style-name="P20">Size of File</text:p>
          </table:table-cell>
          <table:table-cell table:style-name="Table1.A1" office:value-type="string">
            <text:p text:style-name="P20">32-bit-integer</text:p>
          </table:table-cell>
          <table:table-cell table:style-name="Table1.A1" office:value-type="string">
            <text:p text:style-name="P20">Cardinal</text:p>
          </table:table-cell>
          <table:table-cell table:style-name="Table1.D1" office:value-type="string">
            <text:p text:style-name="P18"><text:span text:style-name="T3">For premateur checking corupt file</text:span><text:span text:style-name="T3">, perhap also usefull for allocating pagefile, or for deciding how to handle lowlevel bitmap wether in harddisk or memory.</text:span></text:p>
          </table:table-cell>
        </table:table-row>
        <text:soft-page-break/>
        <table:table-row table:style-name="Table1.1">
          <table:table-cell table:style-name="Table1.A1" office:value-type="string">
            <text:p text:style-name="P20">Thumbnail location</text:p>
          </table:table-cell>
          <table:table-cell table:style-name="Table1.A1" office:value-type="string">
            <text:p text:style-name="P20">32-bit-integer</text:p>
          </table:table-cell>
          <table:table-cell table:style-name="Table1.A1" office:value-type="string">
            <text:p text:style-name="P20">Cardinal</text:p>
          </table:table-cell>
          <table:table-cell table:style-name="Table1.D1" office:value-type="string">
            <text:p text:style-name="P24"><text:span text:style-name="T3">Location within stream, to jump to thumbnail. Zero if not found</text:span><text:span text:style-name="T3">.</text:span></text:p>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D1" office:value-type="string">
            <text:p text:style-name="P24"/>
          </table:table-cell>
        </table:table-row>
        <table:table-row table:style-name="Table1.1">
          <table:table-cell table:style-name="Table1.A1" office:value-type="string">
            <text:p text:style-name="P26">Layer Count</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Indicating how many layers there are in the file.</text:p>
          </table:table-cell>
        </table:table-row>
        <table:table-row table:style-name="Table1.1">
          <table:table-cell table:style-name="Table1.A1" office:value-type="string">
            <text:p text:style-name="P26">Transparent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4"><text:span text:style-name="T5">Accumulated transparent layer number in layer panel list.</text:span></text:p>
          </table:table-cell>
        </table:table-row>
        <table:table-row table:style-name="Table1.1">
          <table:table-cell table:style-name="Table1.A1" office:value-type="string">
            <text:p text:style-name="P26">Color Fill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color-filled layer number in layer panel list.</text:p>
          </table:table-cell>
        </table:table-row>
        <table:table-row table:style-name="Table1.1">
          <table:table-cell table:style-name="Table1.A1" office:value-type="string">
            <text:p text:style-name="P26">Color Balance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color balance layer number in layer panel list.</text:p>
          </table:table-cell>
        </table:table-row>
        <table:table-row table:style-name="Table1.1">
          <table:table-cell table:style-name="Table1.A1" office:value-type="string">
            <text:p text:style-name="P26">Bright/Contrast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brightness/contrast layer number in layer panel list</text:p>
          </table:table-cell>
        </table:table-row>
        <table:table-row table:style-name="Table1.1">
          <table:table-cell table:style-name="Table1.A1" office:value-type="string">
            <text:p text:style-name="P26">HLS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HLS layer number in layer panel list.</text:p>
          </table:table-cell>
        </table:table-row>
        <table:table-row table:style-name="Table1.1">
          <table:table-cell table:style-name="Table1.A1" office:value-type="string">
            <text:p text:style-name="P26">Invert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invert layer number in layer panel list.</text:p>
          </table:table-cell>
        </table:table-row>
        <table:table-row table:style-name="Table1.1">
          <table:table-cell table:style-name="Table1.A1" office:value-type="string">
            <text:p text:style-name="P26">Threshold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threshold layer number in layer panel list.</text:p>
          </table:table-cell>
        </table:table-row>
        <table:table-row table:style-name="Table1.1">
          <table:table-cell table:style-name="Table1.A1" office:value-type="string">
            <text:p text:style-name="P26">Posterize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posterize layer number in layer panel list.</text:p>
          </table:table-cell>
        </table:table-row>
        <table:table-row table:style-name="Table1.1">
          <table:table-cell table:style-name="Table1.A1" office:value-type="string">
            <text:p text:style-name="P26">Levels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levels layer number in layer panel list.</text:p>
          </table:table-cell>
        </table:table-row>
        <table:table-row table:style-name="Table1.1">
          <table:table-cell table:style-name="Table1.A1" office:value-type="string">
            <text:p text:style-name="P26">Curves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curves layer number in layer panel list.</text:p>
          </table:table-cell>
        </table:table-row>
        <table:table-row table:style-name="Table1.1">
          <table:table-cell table:style-name="Table1.A1" office:value-type="string">
            <text:p text:style-name="P26">Gradient Map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gradient map layer number in layer panel list.</text:p>
          </table:table-cell>
        </table:table-row>
        <table:table-row table:style-name="Table1.1">
          <table:table-cell table:style-name="Table1.A1" office:value-type="string">
            <text:p text:style-name="P26">Gradient Fill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gradient fill layer number in layer panel list.</text:p>
          </table:table-cell>
        </table:table-row>
        <table:table-row table:style-name="Table1.1">
          <table:table-cell table:style-name="Table1.A1" office:value-type="string">
            <text:p text:style-name="P26">Pattern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pattern layer number in layer panel list.</text:p>
          </table:table-cell>
        </table:table-row>
        <table:table-row table:style-name="Table1.1">
          <table:table-cell table:style-name="Table1.A1" office:value-type="string">
            <text:p text:style-name="P26">Figure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figure layer number in layer panel list.</text:p>
          </table:table-cell>
        </table:table-row>
        <table:table-row table:style-name="Table1.1">
          <table:table-cell table:style-name="Table1.A1" office:value-type="string">
            <text:p text:style-name="P26">Shape Region Layer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shape region layer number in layer panel list.</text:p>
          </table:table-cell>
        </table:table-row>
        <table:table-row table:style-name="Table1.1">
          <table:table-cell table:style-name="Table1.A1" office:value-type="string">
            <text:p text:style-name="P24"><text:span text:style-name="T5">Channel Mixer Layer Number</text:span></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channel mixer layer number in layer panel list.</text:p>
          </table:table-cell>
        </table:table-row>
        <table:table-row table:style-name="Table1.1">
          <table:table-cell table:style-name="Table1.A1" office:value-type="string">
            <text:p text:style-name="P26">Layer Width</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The width, in pixels, of all layers and channels.</text:p>
          </table:table-cell>
        </table:table-row>
        <table:table-row table:style-name="Table1.1">
          <table:table-cell table:style-name="Table1.A1" office:value-type="string">
            <text:p text:style-name="P26">Layer Height</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The height, in pixels, of all layers and channels.</text:p>
          </table:table-cell>
        </table:table-row>
        <table:table-row table:style-name="Table1.1">
          <table:table-cell table:style-name="Table1.A1" office:value-type="string">
            <text:p text:style-name="P26">Channel Count</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Indicating how many alpha channels (including the Quick Mask channel) there are in the file.</text:p>
          </table:table-cell>
        </table:table-row>
        <table:table-row table:style-name="Table1.1">
          <table:table-cell table:style-name="Table1.A1" office:value-type="string">
            <text:p text:style-name="P26">Alpha Channel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alpha channel number in channel panel list.</text:p>
            <text:p text:style-name="P25"/>
          </table:table-cell>
        </table:table-row>
        <table:table-row table:style-name="Table1.1">
          <table:table-cell table:style-name="Table1.A1" office:value-type="string">
            <text:p text:style-name="P26">Global Channel Mask Color</text:p>
          </table:table-cell>
          <table:table-cell table:style-name="Table1.A1" office:value-type="string">
            <text:p text:style-name="P26">32-bit integer</text:p>
          </table:table-cell>
          <table:table-cell table:style-name="Table1.A1" office:value-type="string">
            <text:p text:style-name="P26">TColor32</text:p>
          </table:table-cell>
          <table:table-cell table:style-name="Table1.D1" office:value-type="string">
            <text:p text:style-name="P26"/>
          </table:table-cell>
        </table:table-row>
        <table:table-row table:style-name="Table1.1">
          <table:table-cell table:style-name="Table1.A1" office:value-type="string">
            <text:p text:style-name="P26">Global Quick Mask Color</text:p>
          </table:table-cell>
          <table:table-cell table:style-name="Table1.A1" office:value-type="string">
            <text:p text:style-name="P26">32-bit integer</text:p>
          </table:table-cell>
          <table:table-cell table:style-name="Table1.A1" office:value-type="string">
            <text:p text:style-name="P26">TColor32</text:p>
          </table:table-cell>
          <table:table-cell table:style-name="Table1.D1" office:value-type="string">
            <text:p text:style-name="P26"/>
          </table:table-cell>
        </table:table-row>
        <table:table-row table:style-name="Table1.1">
          <table:table-cell table:style-name="Table1.A1" office:value-type="string">
            <text:p text:style-name="P24"><text:span text:style-name="T5">Global Quick Mask Opacity Percent</text:span></text:p>
          </table:table-cell>
          <table:table-cell table:style-name="Table1.A1" office:value-type="string">
            <text:p text:style-name="P26">32-bit float point</text:p>
          </table:table-cell>
          <table:table-cell table:style-name="Table1.A1" office:value-type="string">
            <text:p text:style-name="P26">Single</text:p>
          </table:table-cell>
          <table:table-cell table:style-name="Table1.D1" office:value-type="string">
            <text:p text:style-name="P26"/>
          </table:table-cell>
        </table:table-row>
        <table:table-row table:style-name="Table1.1">
          <table:table-cell table:style-name="Table1.A1" office:value-type="string">
            <text:p text:style-name="P24"><text:span text:style-name="T5">Global Quick Mask Color Indicator</text:span></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
          </table:table-cell>
        </table:table-row>
        <table:table-row table:style-name="Table1.1">
          <table:table-cell table:style-name="Table1.A1" office:value-type="string">
            <text:p text:style-name="P26">Global Layer Mask Color,</text:p>
          </table:table-cell>
          <table:table-cell table:style-name="Table1.A1" office:value-type="string">
            <text:p text:style-name="P26">32-bit integer</text:p>
          </table:table-cell>
          <table:table-cell table:style-name="Table1.A1" office:value-type="string">
            <text:p text:style-name="P26">TColor32</text:p>
          </table:table-cell>
          <table:table-cell table:style-name="Table1.D1" office:value-type="string">
            <text:p text:style-name="P26"/>
          </table:table-cell>
        </table:table-row>
        <text:soft-page-break/>
        <table:table-row table:style-name="Table1.1">
          <table:table-cell table:style-name="Table1.A1" office:value-type="string">
            <text:p text:style-name="P24"><text:span text:style-name="T5">Global Layer Mask Opacity Percent</text:span></text:p>
          </table:table-cell>
          <table:table-cell table:style-name="Table1.A1" office:value-type="string">
            <text:p text:style-name="P26">32-bit float point</text:p>
          </table:table-cell>
          <table:table-cell table:style-name="Table1.A1" office:value-type="string">
            <text:p text:style-name="P26">Single</text:p>
          </table:table-cell>
          <table:table-cell table:style-name="Table1.D1" office:value-type="string">
            <text:p text:style-name="P26"/>
          </table:table-cell>
        </table:table-row>
        <table:table-row table:style-name="Table1.1">
          <table:table-cell table:style-name="Table1.A1" office:value-type="string">
            <text:p text:style-name="P26">Path Panel Count</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Indicating how many path panels there are in the file.</text:p>
          </table:table-cell>
        </table:table-row>
        <table:table-row table:style-name="Table1.1">
          <table:table-cell table:style-name="Table1.A1" office:value-type="string">
            <text:p text:style-name="P26">Path Panel Number</text:p>
          </table:table-cell>
          <table:table-cell table:style-name="Table1.A1" office:value-type="string">
            <text:p text:style-name="P26">32-bit integer</text:p>
          </table:table-cell>
          <table:table-cell table:style-name="Table1.A1" office:value-type="string">
            <text:p text:style-name="P26">Cardinal</text:p>
          </table:table-cell>
          <table:table-cell table:style-name="Table1.D1" office:value-type="string">
            <text:p text:style-name="P26">Accumulated path panel number in path panel list.</text:p>
          </table:table-cell>
        </table:table-row>
      </table:table>
      <text:p text:style-name="Standard"/>
      <text:p text:style-name="Standard"><text:span text:style-name="T7">Document-</text:span><text:span text:style-name="T6">Layer Data</text:span></text:p>
      <text:p text:style-name="Standard"/>
      <text:p text:style-name="Standard">After the file header, it comes with the data of layers. There may be several layer data in the file, it depends on how many layers in the program. The data of each layer is consisting of two parts:</text:p>
      <text:p text:style-name="Standard"/>
      <text:list xml:id="list31146014" text:style-name="WW8Num32">
        <text:list-item>
          <text:p text:style-name="P27">Layer Header</text:p>
        </text:list-item>
        <text:list-item>
          <text:p text:style-name="P27">Layer Specific Data</text:p>
        </text:list-item>
      </text:list>
      <text:p text:style-name="Standard"/>
      <text:p text:style-name="Standard">The layer header data is for every layer. No matter a transparent layer or an effect layer or whatever, the data of each layer must be consisting of a layer header data and the specific data of the layer. </text:p>
      <text:p text:style-name="Standard"/>
      <text:p text:style-name="Standard">The layer header is used to represents the basic information of a layer. Details in the following list:</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Name</text:p>
          </table:table-cell>
          <table:table-cell table:style-name="Table2.A1" office:value-type="string">
            <text:p text:style-name="P9">Data Size</text:p>
          </table:table-cell>
          <table:table-cell table:style-name="Table2.A1" office:value-type="string">
            <text:p text:style-name="P9">Delphi Type</text:p>
          </table:table-cell>
          <table:table-cell table:style-name="Table2.D1" office:value-type="string">
            <text:p text:style-name="P9">Description</text:p>
          </table:table-cell>
        </table:table-row>
        <table:table-row table:style-name="Table2.1">
          <table:table-cell table:style-name="Table2.A1" office:value-type="string">
            <text:p text:style-name="P20">Layer Chunk</text:p>
          </table:table-cell>
          <table:table-cell table:style-name="Table2.A1" office:value-type="string">
            <text:p text:style-name="P20">4 bytes</text:p>
          </table:table-cell>
          <table:table-cell table:style-name="Table2.A1" office:value-type="string">
            <text:p text:style-name="P21">string[4]</text:p>
          </table:table-cell>
          <table:table-cell table:style-name="Table2.D1" office:value-type="string">
            <text:p text:style-name="P20">indicate type of Document-Layer</text:p>
          </table:table-cell>
        </table:table-row>
        <table:table-row table:style-name="Table2.1">
          <table:table-cell table:style-name="Table2.A1" office:value-type="string">
            <text:p text:style-name="P24">Layer Name</text:p>
          </table:table-cell>
          <table:table-cell table:style-name="Table2.A1" office:value-type="string">
            <text:p text:style-name="P24">256 bytes</text:p>
          </table:table-cell>
          <table:table-cell table:style-name="Table2.A1" office:value-type="string">
            <text:p text:style-name="P24"><text:span text:style-name="T4">string</text:span>[255]</text:p>
          </table:table-cell>
          <table:table-cell table:style-name="Table2.D1" office:value-type="string">
            <text:p text:style-name="P24"/>
          </table:table-cell>
        </table:table-row>
        <table:table-row table:style-name="Table2.1">
          <table:table-cell table:style-name="Table2.A1" office:value-type="string">
            <text:p text:style-name="P26">Layer Feature</text:p>
          </table:table-cell>
          <table:table-cell table:style-name="Table2.A1" office:value-type="string">
            <text:p text:style-name="P26">32-bit integer</text:p>
          </table:table-cell>
          <table:table-cell table:style-name="Table2.A1" office:value-type="string">
            <text:p text:style-name="P26">Cardinal</text:p>
          </table:table-cell>
          <table:table-cell table:style-name="Table2.D1" office:value-type="string">
            <text:p text:style-name="P26">It is of enumerate type in the program. We save it as a 32-bit integer to the file.</text:p>
          </table:table-cell>
        </table:table-row>
        <table:table-row table:style-name="Table2.1">
          <table:table-cell table:style-name="Table2.A1" office:value-type="string">
            <text:p text:style-name="P24">Blend Mode Index</text:p>
          </table:table-cell>
          <table:table-cell table:style-name="Table2.A1" office:value-type="string">
            <text:p text:style-name="P20">2 bytes</text:p>
          </table:table-cell>
          <table:table-cell table:style-name="Table2.A1" office:value-type="string">
            <text:p text:style-name="P20">Word </text:p>
          </table:table-cell>
          <table:table-cell table:style-name="Table2.D1" office:value-type="string">
            <text:p text:style-name="P24"/>
          </table:table-cell>
        </table:table-row>
        <table:table-row table:style-name="Table2.1">
          <table:table-cell table:style-name="Table2.A1" office:value-type="string">
            <text:p text:style-name="P24">Master Alpha</text:p>
          </table:table-cell>
          <table:table-cell table:style-name="Table2.A1" office:value-type="string">
            <text:p text:style-name="P20">2 bytes</text:p>
          </table:table-cell>
          <table:table-cell table:style-name="Table2.A1" office:value-type="string">
            <text:p text:style-name="P20">Word </text:p>
          </table:table-cell>
          <table:table-cell table:style-name="Table2.D1" office:value-type="string">
            <text:p text:style-name="P24"/>
          </table:table-cell>
        </table:table-row>
        <table:table-row table:style-name="Table2.1">
          <table:table-cell table:style-name="Table2.A1" office:value-type="string">
            <text:p text:style-name="P20">Layer States</text:p>
          </table:table-cell>
          <table:table-cell table:style-name="Table2.A1" office:value-type="string">
            <text:p text:style-name="P20">4 bytes</text:p>
          </table:table-cell>
          <table:table-cell table:style-name="Table2.A1" office:value-type="string">
            <text:p text:style-name="P20">Cardinal</text:p>
          </table:table-cell>
          <table:table-cell table:style-name="Table2.D1" office:value-type="string">
            <text:p text:style-name="P22">We stored all layer-states into 32bit unsigned.</text:p>
            <text:p text:style-name="P16"><text:span text:style-name="T3">The bits meaning by less-significant first are:</text:span></text:p>
            <text:list xml:id="list31124048" text:style-name="WW8Num24">
              <text:list-item>
                <text:p text:style-name="P23">lsVisible,</text:p>
              </text:list-item>
              <text:list-item>
                <text:p text:style-name="P23">lsSelected,</text:p>
              </text:list-item>
              <text:list-item>
                <text:p text:style-name="P23">lsLockTransparency,</text:p>
              </text:list-item>
              <text:list-item>
                <text:p text:style-name="P23">lsDuplicated,</text:p>
              </text:list-item>
              <text:list-item>
                <text:p text:style-name="P23">lsHasMask,</text:p>
              </text:list-item>
              <text:list-item>
                <text:p text:style-name="P28"><text:span text:style-name="T3">lsMaskLinked</text:span><text:span text:style-name="T3">,</text:span></text:p>
              </text:list-item>
              <text:list-item>
                <text:p text:style-name="P23">lsRenamed,</text:p>
              </text:list-item>
              <text:list-item>
                <text:p text:style-name="P23">lsMerged</text:p>
              </text:list-item>
              <text:list-item>
                <text:p text:style-name="P28"><text:span text:style-name="T3">(unused)</text:span></text:p>
              </text:list-item>
              <text:list-item>
                <text:p text:style-name="P28"><text:span text:style-name="T3">(unused)</text:span></text:p>
              </text:list-item>
            </text:list>
            <text:p text:style-name="Standard"><text:span text:style-name="T3">... 31. (unused) </text:span></text:p>
          </table:table-cell>
        </table:table-row>
        <table:table-row table:style-name="Table2.1">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cell table:style-name="Table2.D1" office:value-type="string">
            <text:p text:style-name="P24"/>
          </table:table-cell>
        </table:table-row>
        <table:table-row table:style-name="Table2.1">
          <table:table-cell table:style-name="Table2.A1" office:value-type="string">
            <text:p text:style-name="P26">Selected</text:p>
          </table:table-cell>
          <table:table-cell table:style-name="Table2.A1" office:value-type="string">
            <text:p text:style-name="P26">1 byte</text:p>
          </table:table-cell>
          <table:table-cell table:style-name="Table2.A1" office:value-type="string">
            <text:p text:style-name="P26">Boolean</text:p>
          </table:table-cell>
          <table:table-cell table:style-name="Table2.D1" office:value-type="string">
            <text:p text:style-name="P26">Indicating whether or not the layer is selected.</text:p>
          </table:table-cell>
        </table:table-row>
        <table:table-row table:style-name="Table2.1">
          <table:table-cell table:style-name="Table2.A1" office:value-type="string">
            <text:p text:style-name="P26">Visible</text:p>
          </table:table-cell>
          <table:table-cell table:style-name="Table2.A1" office:value-type="string">
            <text:p text:style-name="P26">1 byte</text:p>
          </table:table-cell>
          <table:table-cell table:style-name="Table2.A1" office:value-type="string">
            <text:p text:style-name="P26">Boolean</text:p>
          </table:table-cell>
          <table:table-cell table:style-name="Table2.D1" office:value-type="string">
            <text:p text:style-name="P26">Indicating whether or not the layer is visible.</text:p>
          </table:table-cell>
        </table:table-row>
        <text:soft-page-break/>
        <table:table-row table:style-name="Table2.1">
          <table:table-cell table:style-name="Table2.A1" office:value-type="string">
            <text:p text:style-name="P26">Lock Transparency</text:p>
          </table:table-cell>
          <table:table-cell table:style-name="Table2.A1" office:value-type="string">
            <text:p text:style-name="P26">1 byte</text:p>
          </table:table-cell>
          <table:table-cell table:style-name="Table2.A1" office:value-type="string">
            <text:p text:style-name="P26">Boolean</text:p>
          </table:table-cell>
          <table:table-cell table:style-name="Table2.D1" office:value-type="string">
            <text:p text:style-name="P26">Indicating whether or not the alpha channel of each pixel on the layer is under protected, that is, could not be changed.</text:p>
          </table:table-cell>
        </table:table-row>
        <table:table-row table:style-name="Table2.1">
          <table:table-cell table:style-name="Table2.A1" office:value-type="string">
            <text:p text:style-name="P26">Duplicated</text:p>
          </table:table-cell>
          <table:table-cell table:style-name="Table2.A1" office:value-type="string">
            <text:p text:style-name="P26">1 byte</text:p>
          </table:table-cell>
          <table:table-cell table:style-name="Table2.A1" office:value-type="string">
            <text:p text:style-name="P26">Boolean</text:p>
          </table:table-cell>
          <table:table-cell table:style-name="Table2.D1" office:value-type="string">
            <text:p text:style-name="P26">Indicating whether the layer is a copy of another.</text:p>
          </table:table-cell>
        </table:table-row>
        <table:table-row table:style-name="Table2.1">
          <table:table-cell table:style-name="Table2.A1" office:value-type="string">
            <text:p text:style-name="P26">Has Mask</text:p>
          </table:table-cell>
          <table:table-cell table:style-name="Table2.A1" office:value-type="string">
            <text:p text:style-name="P26">1 byte</text:p>
          </table:table-cell>
          <table:table-cell table:style-name="Table2.A1" office:value-type="string">
            <text:p text:style-name="P26">Boolean</text:p>
          </table:table-cell>
          <table:table-cell table:style-name="Table2.D1" office:value-type="string">
            <text:p text:style-name="P26">Indicating whether or not the layer has a mask.</text:p>
          </table:table-cell>
        </table:table-row>
        <table:table-row table:style-name="Table2.1">
          <table:table-cell table:style-name="Table2.A1" office:value-type="string">
            <text:p text:style-name="P26">Mask Linked</text:p>
          </table:table-cell>
          <table:table-cell table:style-name="Table2.A1" office:value-type="string">
            <text:p text:style-name="P26">1 byte</text:p>
          </table:table-cell>
          <table:table-cell table:style-name="Table2.A1" office:value-type="string">
            <text:p text:style-name="P26">Boolean</text:p>
          </table:table-cell>
          <table:table-cell table:style-name="Table2.D1" office:value-type="string">
            <text:p text:style-name="P24"><text:span text:style-name="T5">Indicating whether or not the layer is linked to a mask.</text:span></text:p>
          </table:table-cell>
        </table:table-row>
      </table:table>
      <text:p text:style-name="Standard"/>
      <text:p text:style-name="Standard">The layer specific data is followed by its layer header data. For now, the gmd file supports the following type of layers:</text:p>
      <text:p text:style-name="Standard"/>
      <text:list xml:id="list31134109" text:style-name="WW8Num18">
        <text:list-item>
          <text:p text:style-name="P29"><text:span text:style-name="T4">Background Layer</text:span> – A layer used to be as background.</text:p>
        </text:list-item>
        <text:list-item>
          <text:p text:style-name="P29"><text:span text:style-name="T4">Transparent Layer</text:span> – A blank layer, users could paint anything on it.</text:p>
        </text:list-item>
        <text:list-item>
          <text:p text:style-name="P29"><text:span text:style-name="T4">Color Fill Layer</text:span> – A layer that filled with a solid color, and could not be painted directly. </text:p>
        </text:list-item>
        <text:list-item>
          <text:p text:style-name="P29"><text:span text:style-name="T4">Bright/Contrast Layer</text:span> – A layer that adjusts the brightness and contrast of the underlying layers. It could not be painted directly. <text:s/></text:p>
        </text:list-item>
        <text:list-item>
          <text:p text:style-name="P29"><text:span text:style-name="T4">Curves Layer</text:span> – A layer that do the Curve adjustments for the underlying layers. It could not be painted directly.</text:p>
        </text:list-item>
        <text:list-item>
          <text:p text:style-name="P29"><text:span text:style-name="T4">Levels Layer</text:span> – A layer that do the Level adjustments for the underlying layers. It could not be painted directly.</text:p>
        </text:list-item>
        <text:list-item>
          <text:p text:style-name="P29"><text:span text:style-name="T4">Color Balance Layer</text:span> – A layer that do the color balance adjustments for the underlying layers. It could not be painted directly.</text:p>
        </text:list-item>
        <text:list-item>
          <text:p text:style-name="P29"><text:span text:style-name="T4">HLS/HSV Layer</text:span> – A layer that adjusts the hue, luminosity and saturation of the underlying layers. It has two adjustment modes, HLS and HSV. It could not be painted directly.</text:p>
        </text:list-item>
        <text:list-item>
          <text:p text:style-name="P29"><text:span text:style-name="T4">Invert Layer</text:span> – A layer that inverses the color components of the underlying layers. It could not be painted directly.</text:p>
        </text:list-item>
        <text:list-item>
          <text:p text:style-name="P29"><text:span text:style-name="T4">Threshold Layer</text:span> – A layer that setting threshold for the underlying layers. It could not be painted directly.</text:p>
        </text:list-item>
        <text:list-item>
          <text:p text:style-name="P29"><text:span text:style-name="T4">Posterize Layer</text:span> – A layer that posterize the underlying layers. It could not be painted directly.</text:p>
        </text:list-item>
        <text:list-item>
          <text:p text:style-name="P29"><text:span text:style-name="T4">Pattern Layer</text:span> – A layer that filled with a pattern. It could not be painted directly.</text:p>
        </text:list-item>
        <text:list-item>
          <text:p text:style-name="P29"><text:span text:style-name="T4">Figure Layer</text:span> – A layer that could be painted with primitives, such as lines, rectangles and ellipses, etc. It doesn’t support freehand painting.</text:p>
        </text:list-item>
        <text:list-item>
          <text:p text:style-name="P29"><text:span text:style-name="T4">Gradient Map Layer</text:span> – A layer that could map the color of each pixel of underlying layers to one color that in an array of gradient colors. It could not be painted directly.</text:p>
        </text:list-item>
        <text:list-item>
          <text:p text:style-name="P29"><text:span text:style-name="T4">Gradient Fill Layer</text:span> – A layer that filled with gradient colors. It could not be painted directly.</text:p>
        </text:list-item>
        <text:list-item>
          <text:p text:style-name="P29"><text:span text:style-name="T4">Shape Region Layer</text:span> – A layer that could be painted with regions. The regions could be combined together in several styles. It could not be painted directly.</text:p>
        </text:list-item>
        <text:list-item>
          <text:p text:style-name="P29"><text:span text:style-name="T4">Rich Text Layer</text:span> – A layer with text. It could not be painted directly. It only supports text typing.</text:p>
        </text:list-item>
        <text:list-item>
          <text:p text:style-name="P29"><text:span text:style-name="T4">Channel Mixer Layer </text:span>– A layer that do the color channel mix for the underlying layers. It could not be painted directly.</text:p>
        </text:list-item>
      </text:list>
      <text:p text:style-name="Standard"><text:soft-page-break/></text:p>
      <text:p text:style-name="Standard">A gmd file may not be contained all the type of layers. It depends on what type of layers the user created in the program. But usually, it almost always contained the data of a background layer or a transparent layer.</text:p>
      <text:p text:style-name="Standard"/>
      <text:p text:style-name="Standard">Next, we will explain how we saved these layer specific data to a gmd file in detail. </text:p>
      <text:p text:style-name="Standard"/>
      <text:p text:style-name="P31">Background/Transparent Layer</text:p>
      <text:p text:style-name="Standard"/>
      <text:p text:style-name="Standard">The data of a background layer and transparent layer are same. They both consist of four parts:</text:p>
      <text:p text:style-name="Standard"/>
      <text:list xml:id="list31126050" text:style-name="WW8Num29">
        <text:list-item>
          <text:p text:style-name="P30">Layer Header</text:p>
        </text:list-item>
        <text:list-item>
          <text:p text:style-name="P30">Layer Pixel Data</text:p>
        </text:list-item>
        <text:list-item>
          <text:p text:style-name="P30">Mask Pixel Data (if the layer has a mask)</text:p>
        </text:list-item>
        <text:list-item>
          <text:p text:style-name="P30">Alpha Channel Data (if the layer has a mask)</text:p>
        </text:list-item>
      </text:list>
      <text:p text:style-name="Standard"/>
      <text:p text:style-name="Standard">For the layer pixel data, each pixel is consisting of four color components, they are alpha, red, green and blue. Each component occupies 1 byte in the memory. So each pixel needs 4 bytes memory to hold. We saved the pixels on the layer one by one to the file until all the pixels are saved.</text:p>
      <text:p text:style-name="Standard"/>
      <text:p text:style-name="Standard">Next, if the layer has a mask, we will save both its mask data and the alpha channel data to the file. The alpha channel data contains each alpha value of the pixels on the layer that has not been applied with the mask. The number of mask pixels and alpha values are same with the number of pixels on the layer.</text:p>
      <text:p text:style-name="Standard"/>
      <text:p text:style-name="Standard">For the mask pixel data, each pixel of a mask only needs one byte memory to hold. We saved the pixels on a mask one by one to the file until all the pixels are saved. And then, we saved the alpha channel data with the same manner that used for mask.</text:p>
      <text:p text:style-name="Standard"/>
      <text:p text:style-name="P31">Color Fill Layer</text:p>
      <text:p text:style-name="Standard"/>
      <text:p text:style-name="Standard">A Color Fill layer consists of the following data:</text:p>
      <text:p text:style-name="Standard"/>
      <text:list xml:id="list31129983" text:style-name="WW8Num17">
        <text:list-item>
          <text:p text:style-name="P32">Layer Header</text:p>
        </text:list-item>
        <text:list-item>
          <text:p text:style-name="P32">A Filling Color</text:p>
        </text:list-item>
        <text:list-item>
          <text:p text:style-name="P32">Mask Pixel Data (if the layer has a mask)</text:p>
        </text:list-item>
      </text:list>
      <text:p text:style-name="Standard"/>
      <text:p text:style-name="Standard">The filling color is of type TColor in the program. In fact, it is a 32-bit integer, so it occupies 4 bytes in memory. Method for saving mask data is same as the method for background layer’s mask. For details, see saving background layer section. </text:p>
      <text:list xml:id="list31138552" text:style-name="WW8Num15">
        <text:list-item>
          <text:p text:style-name="P33"/>
        </text:list-item>
      </text:list>
      <text:p text:style-name="P31">Bright/Contrast Layer</text:p>
      <text:p text:style-name="Standard"/>
      <text:p text:style-name="Standard"><text:soft-page-break/>A Bright/Contrast layer consists of the following data:</text:p>
      <text:p text:style-name="Standard"/>
      <text:list xml:id="list31126409" text:continue-numbering="true" text:style-name="WW8Num15">
        <text:list-item>
          <text:p text:style-name="P33">Layer Header</text:p>
        </text:list-item>
        <text:list-item>
          <text:p text:style-name="P33">Brightness Argument</text:p>
        </text:list-item>
        <text:list-item>
          <text:p text:style-name="P33">Contrast Argument</text:p>
        </text:list-item>
        <text:list-item>
          <text:p text:style-name="P33">Preview Value</text:p>
        </text:list-item>
        <text:list-item>
          <text:p text:style-name="P33">Mask Pixel Data (if the layer has a mask)</text:p>
        </text:list-item>
      </text:list>
      <text:p text:style-name="Standard"/>
      <text:p text:style-name="Standard">The brightness and contrast arguments are both integer values, and they need 4 bytes in memory respectively. The preview value is a Boolean value and needs 1 byte in memory.</text:p>
      <text:p text:style-name="Standard"/>
      <text:p text:style-name="P31">Curves Layer</text:p>
      <text:p text:style-name="Standard"/>
      <text:p text:style-name="Standard">A Curves layer consists of the following data:</text:p>
      <text:p text:style-name="Standard"/>
      <text:list xml:id="list31129642" text:style-name="WW8Num7">
        <text:list-item>
          <text:p text:style-name="P34">Layer Header</text:p>
        </text:list-item>
        <text:list-item>
          <text:p text:style-name="P34">Curves Data</text:p>
        </text:list-item>
        <text:list-item>
          <text:p text:style-name="P34">Preview Value</text:p>
        </text:list-item>
        <text:list-item>
          <text:p text:style-name="P34">Mask Pixel Data (if the layer has a mask)</text:p>
        </text:list-item>
      </text:list>
      <text:p text:style-name="Standard"/>
      <text:p text:style-name="Standard">At here, we just describe how we save the Curves data to the file, other data are already described above.</text:p>
      <text:p text:style-name="Standard"/>
      <text:p text:style-name="Standard">The Curves data includes the following parts:</text:p>
      <text:p text:style-name="Standard"/>
      <text:list xml:id="list31141026" text:style-name="WW8Num8">
        <text:list-item>
          <text:p text:style-name="P35">A Color Lookup Table</text:p>
        </text:list-item>
        <text:list-item>
          <text:p text:style-name="P35">Curve Type Data</text:p>
        </text:list-item>
        <text:list-item>
          <text:p text:style-name="P35">Curve Point Data</text:p>
        </text:list-item>
        <text:list-item>
          <text:p text:style-name="P35">Curve Data</text:p>
        </text:list-item>
        <text:list-item>
          <text:p text:style-name="P35">Channel Count</text:p>
        </text:list-item>
        <text:list-item>
          <text:p text:style-name="P35">Curve Histogram Scale</text:p>
        </text:list-item>
        <text:list-item>
          <text:p text:style-name="P35">Curve Type Selection</text:p>
        </text:list-item>
      </text:list>
      <text:p text:style-name="Standard"/>
      <text:p text:style-name="Standard">A color lookup table is saved with a 2D dynamic byte array in the program. The number of the first dimension of the array depends on the channel count, and the number of second dimension of the array is 256. Thus, if we have 3 channels, the number of elements in the array is (3 * 256), that is, the array has 768 entries. Each entry needs 1 byte memory to hold. We saved these elements one by one to the file.</text:p>
      <text:p text:style-name="Standard"/>
      <text:p text:style-name="Standard">The Curve type data is saved with a static integer array in the program. The array has 5 entries. Each entry needs 4 bytes memory to hold. So the array needs 20 bytes in memory. We saved these elements one by one to the file.</text:p>
      <text:p text:style-name="Standard"/>
      <text:p text:style-name="Standard">The Curve Point data is saved with a 3D static integer array in the program. It has the following <text:soft-page-break/>form:</text:p>
      <text:p text:style-name="Standard"/>
      <text:p text:style-name="Standard"><text:span text:style-name="T4">array</text:span> [0..4, 0..16, 0..1] <text:span text:style-name="T4">of </text:span>Integer </text:p>
      <text:p text:style-name="Standard"/>
      <text:p text:style-name="Standard">Thus the array has 170 entries. Each entry needs 4 bytes in memory. We saved them one by one to the file.</text:p>
      <text:p text:style-name="Standard"/>
      <text:p text:style-name="Standard">The Curve data is saved with a 2D static byte array in the program. It has the following form:</text:p>
      <text:p text:style-name="Standard"/>
      <text:p text:style-name="Standard"><text:span text:style-name="T4">array</text:span> [0..4, 0.. 255] <text:span text:style-name="T4">of</text:span> Byte</text:p>
      <text:p text:style-name="Standard"/>
      <text:p text:style-name="Standard">Thus the array has 1280 entries. Each entry needs 1 byte in memory. We saved them one by one to the file.</text:p>
      <text:p text:style-name="Standard"/>
      <text:p text:style-name="Standard">The Channel Count is a 32-bit integer, used to specify how many channels the Curve supports. It needs 4 bytes memory to hold. </text:p>
      <text:p text:style-name="Standard"/>
      <text:p text:style-name="Standard">The Curve Histogram Scale is of enumerate type in the program. We saved it as a 32-bit integer to the file. So, it needs 4 bytes memory to hold.</text:p>
      <text:p text:style-name="Standard"/>
      <text:p text:style-name="Standard">The Curve Type Selection is a 32-bit integer value, so it needs 4 bytes memory to hold.</text:p>
      <text:p text:style-name="Standard"/>
      <text:p text:style-name="P31">Levels Layer</text:p>
      <text:p text:style-name="Standard"/>
      <text:p text:style-name="Standard">A Levels layer consists of the following data:</text:p>
      <text:p text:style-name="Standard"/>
      <text:list xml:id="list31151748" text:style-name="WW8Num2">
        <text:list-item>
          <text:p text:style-name="P36">Layer Header</text:p>
        </text:list-item>
        <text:list-item>
          <text:p text:style-name="P36">Levels Data</text:p>
        </text:list-item>
        <text:list-item>
          <text:p text:style-name="P36">Histogram Scale</text:p>
        </text:list-item>
        <text:list-item>
          <text:p text:style-name="P36">Preview Value</text:p>
        </text:list-item>
        <text:list-item>
          <text:p text:style-name="P36">Mask Pixel Data (if the layer has a mask)</text:p>
        </text:list-item>
      </text:list>
      <text:p text:style-name="Standard"/>
      <text:p text:style-name="Standard">The data of layer header, histogram scale, preview and mask has the same definition with the data of Curves layer. We just describe how we save the Levels data to the file.</text:p>
      <text:p text:style-name="Standard"/>
      <text:p text:style-name="Standard">In Levels data, it contains the following:</text:p>
      <text:p text:style-name="Standard"/>
      <text:list xml:id="list31153010" text:style-name="WW8Num20">
        <text:list-item>
          <text:p text:style-name="P37">A Color Lookup Table</text:p>
        </text:list-item>
        <text:list-item>
          <text:p text:style-name="P37">Slider Position Data</text:p>
        </text:list-item>
        <text:list-item>
          <text:p text:style-name="P37">Gamma Data</text:p>
        </text:list-item>
        <text:list-item>
          <text:p text:style-name="P37">Levels Low Input Data</text:p>
        </text:list-item>
        <text:list-item>
          <text:p text:style-name="P37">Levels High Input Data</text:p>
        </text:list-item>
        <text:list-item>
          <text:p text:style-name="P37">Levels Low Output Data</text:p>
        </text:list-item>
        <text:list-item>
          <text:p text:style-name="P37">Levels High Output Data</text:p>
        </text:list-item>
        <text:list-item>
          <text:p text:style-name="P37"><text:soft-page-break/>Levels Color Bars Data</text:p>
        </text:list-item>
      </text:list>
      <text:list xml:id="list31144887" text:continue-list="list31141026" text:style-name="WW8Num8">
        <text:list-item>
          <text:p text:style-name="P35">Channel Count</text:p>
        </text:list-item>
      </text:list>
      <text:p text:style-name="Standard"/>
      <text:p text:style-name="Standard">A color lookup table is saved with a 2D dynamic byte array in the program. The number of first dimension of the array depends on the channel count, and the number of second dimension of the array is 256. Thus, if we have 3 channels, the number of elements in the array is (3 * 256), that is, the array has 768 entries. Each entry needs 1 byte memory to hold. We saved these elements one by one to the file.</text:p>
      <text:p text:style-name="Standard"/>
      <text:p text:style-name="Standard">The Slider Position data is used to holds the position settings of five sliders that are in the Levels dialog box of the program. We saved these data with a static integer array in the program. The array has the following form:</text:p>
      <text:p text:style-name="Standard"/>
      <text:p text:style-name="Standard"><text:span text:style-name="T4">array</text:span> [0..4] <text:span text:style-name="T4">of</text:span> Integer</text:p>
      <text:p text:style-name="Standard"/>
      <text:p text:style-name="Standard">As you can see, each element in the array needs 4 bytes memory to hold, the whole array needs 20 bytes in memory. We saved these elements one by one to the file.</text:p>
      <text:p text:style-name="Standard"/>
      <text:p text:style-name="Standard">The Gamma data are saved with a floating-point static array in the program. It has the following form:</text:p>
      <text:p text:style-name="Standard"/>
      <text:p text:style-name="Standard"><text:span text:style-name="T4">array</text:span> [0..4] <text:span text:style-name="T4">of</text:span> Double</text:p>
      <text:p text:style-name="Standard"/>
      <text:p text:style-name="Standard">Each elements in the array needs 8 bytes memory to hold, so the whole array needs 40 bytes in memory. We saved the elements on by one to the file.</text:p>
      <text:p text:style-name="Standard"/>
      <text:p text:style-name="Standard">The Levels Low Input, Levels High Input, Levels Low Output and Levels High Output are all the levels settings for five channels, repectively. So they saved in 5 integer static arrays respectively in the program. Each integer static array has the following form:</text:p>
      <text:p text:style-name="Standard"/>
      <text:p text:style-name="Standard"><text:span text:style-name="T4">array</text:span> [0..4] <text:span text:style-name="T4">of</text:span> Integer</text:p>
      <text:p text:style-name="Standard"/>
      <text:p text:style-name="Standard">We saved these arrays one by one to the file.</text:p>
      <text:p text:style-name="Standard"/>
      <text:p text:style-name="Standard">The Levels Color Bars data are saved with a 2D byte static array in the program. It has the following form:</text:p>
      <text:p text:style-name="Standard"/>
      <text:p text:style-name="Standard"><text:span text:style-name="T4">array</text:span> [0..4, 0..255] <text:span text:style-name="T4">of</text:span> Byte</text:p>
      <text:p text:style-name="Standard"/>
      <text:p text:style-name="Standard">Each element in the array needs 1 byte memory to hold. The array has 1280 elements in all. We saved theses elements one by one to the file.</text:p>
      <text:p text:style-name="Standard"/>
      <text:p text:style-name="Standard">The Channel Count is a 32-bit integer, used to specify how many channels the levels supports. It needs 4 bytes memory to hold.</text:p>
      <text:p text:style-name="Standard"><text:soft-page-break/></text:p>
      <text:p text:style-name="P31">Color Balance Layer</text:p>
      <text:p text:style-name="Standard"/>
      <text:p text:style-name="Standard">A Color Balance layer consists of the following:</text:p>
      <text:p text:style-name="Standard"/>
      <text:list xml:id="list31133064" text:style-name="WW8Num46">
        <text:list-item>
          <text:p text:style-name="P38">Layer Header</text:p>
        </text:list-item>
        <text:list-item>
          <text:p text:style-name="P38">Color Balance Data</text:p>
        </text:list-item>
        <text:list-item>
          <text:p text:style-name="P38">Preview Value</text:p>
        </text:list-item>
      </text:list>
      <text:list xml:id="list31140459" text:continue-list="list31151748" text:style-name="WW8Num2">
        <text:list-item>
          <text:p text:style-name="P36">Mask Pixel Data (if the layer has a mask)</text:p>
        </text:list-item>
      </text:list>
      <text:p text:style-name="Standard"/>
      <text:p text:style-name="Standard">We just describe the Color Balance data in details. Other data have the same definition as other layers.</text:p>
      <text:p text:style-name="Standard"/>
      <text:p text:style-name="Standard">The Color Balance data consists of the following:</text:p>
      <text:p text:style-name="Standard"/>
      <text:list xml:id="list31142360" text:continue-list="list31144887" text:style-name="WW8Num8">
        <text:list-item>
          <text:p text:style-name="P35">Color Channel Settings</text:p>
        </text:list-item>
        <text:list-item>
          <text:p text:style-name="P35">Color Lookup Tables</text:p>
        </text:list-item>
        <text:list-item>
          <text:p text:style-name="P35">Preserve Luminosity Setting</text:p>
        </text:list-item>
        <text:list-item>
          <text:p text:style-name="P35">Transfer Mode</text:p>
        </text:list-item>
      </text:list>
      <text:p text:style-name="Standard"/>
      <text:p text:style-name="Standard">For the Color Channel Settings, because we have 3 color modes in the Color Balance dialog box of the program, they are shadows, midtones and highlights. Each mode has 3 color settings for red, green and blue component respectively. So we saved these data in three integer static arrays. Each array has the following form:</text:p>
      <text:p text:style-name="Standard"/>
      <text:p text:style-name="Standard"><text:span text:style-name="T4">array</text:span> [0..2] <text:span text:style-name="T4">of</text:span> Integer</text:p>
      <text:p text:style-name="Standard"/>
      <text:p text:style-name="Standard">We saved these color settings one mode after another. That is, saving the RGB settings for shadows mode and then saving the RGB settings for midtones mode, and finally saving the RGB settings for highlights mode. </text:p>
      <text:p text:style-name="Standard"/>
      <text:p text:style-name="Standard">For the Color Lookup tables, we have three such tables for red, green and blue component respectively. Each table saved with a byte static array in the program. Each array has 256 entries:</text:p>
      <text:p text:style-name="Standard"/>
      <text:p text:style-name="Standard"><text:span text:style-name="T4">array</text:span> [0..255] <text:span text:style-name="T4">of</text:span> Byte</text:p>
      <text:p text:style-name="Standard"/>
      <text:p text:style-name="Standard">We save these tables in a special way, that is saving the three lookup tables to the file in one loop. So we saved the red, green and blue triples in each iteration, until the 256 RGB triples are all saved to the file. In the file, it has the following format, each component needs 1 byte memory to hold:</text:p>
      <text:p text:style-name="Standard"/>
      <text:p text:style-name="Standard"><text:span text:style-name="T8">Red</text:span> <text:span text:style-name="T9">Green</text:span> <text:span text:style-name="T10">Blue</text:span> <text:span text:style-name="T8">Red</text:span> <text:span text:style-name="T9">Green</text:span> <text:span text:style-name="T10">Blue</text:span> <text:span text:style-name="T8">Red</text:span> <text:span text:style-name="T9">Green</text:span> <text:span text:style-name="T10">Blue</text:span>…</text:p>
      <text:p text:style-name="Standard"/>
      <text:p text:style-name="Standard">The Preserve Luminosity Setting is a Boolean value, so it needs 1 byte memory to hold.</text:p>
      <text:p text:style-name="Standard"><text:soft-page-break/></text:p>
      <text:p text:style-name="Standard">Finally, the Transfer Mode is an enumerate value in the program, we saved it as a 32-bit integer to the file. It needs 4 bytes memory to hold.</text:p>
      <text:p text:style-name="Standard"/>
      <text:p text:style-name="Standard"><text:span text:style-name="T12">HLS/HSV Layer</text:span></text:p>
      <text:p text:style-name="Standard"/>
      <text:p text:style-name="Standard">A HLS/HSV layer consists of the following data:</text:p>
      <text:p text:style-name="Standard"/>
      <text:list xml:id="list31155567" text:continue-list="list31140459" text:style-name="WW8Num2">
        <text:list-item>
          <text:p text:style-name="P36">Layer Header</text:p>
        </text:list-item>
        <text:list-item>
          <text:p text:style-name="P36">Hue Argument</text:p>
        </text:list-item>
        <text:list-item>
          <text:p text:style-name="P36">Luminosity/Value Argument</text:p>
        </text:list-item>
        <text:list-item>
          <text:p text:style-name="P36">Saturation Argument</text:p>
        </text:list-item>
        <text:list-item>
          <text:p text:style-name="P36">Adjustment Mode</text:p>
        </text:list-item>
        <text:list-item>
          <text:p text:style-name="P36">Preview Value</text:p>
        </text:list-item>
        <text:list-item>
          <text:p text:style-name="P36">Mask Pixel Data (if the layer has a mask)</text:p>
        </text:list-item>
      </text:list>
      <text:p text:style-name="Standard"/>
      <text:p text:style-name="Standard">The hue, luminosity/value and saturation arguments are all 32-bit integer. The adjustment mode is an enumerate value in the program, we saved it as a 32-bit integer to the file. The definitions for other data are same as other layers.</text:p>
      <text:p text:style-name="Standard"/>
      <text:p text:style-name="P31">Invert Layer</text:p>
      <text:p text:style-name="P8"/>
      <text:p text:style-name="Standard">An Invert layer consists of the following data:</text:p>
      <text:p text:style-name="Standard"/>
      <text:list xml:id="list31140855" text:style-name="WW8Num27">
        <text:list-item>
          <text:p text:style-name="P39">Layer Header</text:p>
        </text:list-item>
        <text:list-item>
          <text:p text:style-name="P39">Mask Pixel Data (if the layer has a mask)</text:p>
        </text:list-item>
      </text:list>
      <text:p text:style-name="Standard"/>
      <text:p text:style-name="Standard">The data storage manner is same as other layers.</text:p>
      <text:p text:style-name="Standard"/>
      <text:p text:style-name="Standard"><text:span text:style-name="T12">Threshold Layer</text:span><text:span text:style-name="T11"> </text:span></text:p>
      <text:p text:style-name="Standard"/>
      <text:p text:style-name="Standard">A Threshold layer consists of the following data:</text:p>
      <text:p text:style-name="Standard"/>
      <text:list xml:id="list31152327" text:style-name="WW8Num4">
        <text:list-item>
          <text:p text:style-name="P40">Layer Header</text:p>
        </text:list-item>
        <text:list-item>
          <text:p text:style-name="P40">Level Value</text:p>
        </text:list-item>
        <text:list-item>
          <text:p text:style-name="P40">Preview Value</text:p>
        </text:list-item>
        <text:list-item>
          <text:p text:style-name="P40">Mask Pixel Data (if the layer has a mask)</text:p>
        </text:list-item>
      </text:list>
      <text:p text:style-name="Standard"/>
      <text:p text:style-name="Standard">The level value saved as a byte value to the file, it needs 1 byte memory to hold. The definitions for other data are same as other layers.</text:p>
      <text:p text:style-name="Standard"/>
      <text:p text:style-name="Standard"><text:span text:style-name="T12">Posterize Layer</text:span><text:span text:style-name="T11"> </text:span></text:p>
      <text:p text:style-name="Standard"/>
      <text:p text:style-name="Standard">A Posterize layer consists of the following data:</text:p>
      <text:p text:style-name="Standard"><text:soft-page-break/></text:p>
      <text:list xml:id="list31154120" text:continue-numbering="true" text:style-name="WW8Num4">
        <text:list-item>
          <text:p text:style-name="P40">Layer Header</text:p>
        </text:list-item>
        <text:list-item>
          <text:p text:style-name="P40">Level Value</text:p>
        </text:list-item>
        <text:list-item>
          <text:p text:style-name="P40">Preview Value</text:p>
        </text:list-item>
        <text:list-item>
          <text:p text:style-name="P40">Mask Pixel Data (if the layer has a mask)</text:p>
        </text:list-item>
      </text:list>
      <text:p text:style-name="Standard"/>
      <text:p text:style-name="Standard">We saved these data same as the Threshold layer.</text:p>
      <text:p text:style-name="Standard"/>
      <text:p text:style-name="P31">Pattern Layer</text:p>
      <text:p text:style-name="P8"/>
      <text:p text:style-name="Standard">A pattern layer consists of the following data:</text:p>
      <text:p text:style-name="P8"/>
      <text:list xml:id="list31127230" text:style-name="WW8Num35">
        <text:list-item>
          <text:p text:style-name="P41">Layer Header</text:p>
        </text:list-item>
        <text:list-item>
          <text:p text:style-name="P41">Scale Value</text:p>
        </text:list-item>
        <text:list-item>
          <text:p text:style-name="P41">Pattern Width in Pixels</text:p>
        </text:list-item>
        <text:list-item>
          <text:p text:style-name="P41">Pattern Height in Pixels</text:p>
        </text:list-item>
        <text:list-item>
          <text:p text:style-name="P41">Pattern Pixel Data</text:p>
        </text:list-item>
      </text:list>
      <text:list xml:id="list31136101" text:continue-list="list31154120" text:style-name="WW8Num4">
        <text:list-item>
          <text:p text:style-name="P40">Mask Pixel Data (if the layer has a mask)</text:p>
        </text:list-item>
      </text:list>
      <text:p text:style-name="P8"/>
      <text:p text:style-name="Standard">We saved the Scale value as a 64-bit floating point (Double) to the file. Saving the width and height of the pattern as a 32-bit integer to the file, respectively. </text:p>
      <text:p text:style-name="Standard"/>
      <text:p text:style-name="Standard">For the Pattern Pixel Data, in fact, it is a bitmap, we saved it as a TBitmap32 in the program. Each pixel on the bitmap has four components – alpha, red, green and blue. Each component needs 8-bit memory to hold, so each pixel needs 32-bit memory. We save these pixels one by one to the file. There are <text:span text:style-name="T4">Pattern Width * Pattern Height </text:span>of pixels in the file.</text:p>
      <text:p text:style-name="Standard"/>
      <text:p text:style-name="Standard">The definitions for other data are same as other layers.</text:p>
      <text:p text:style-name="Standard"/>
      <text:p text:style-name="Standard"><text:span text:style-name="T12">Figure Layer</text:span> </text:p>
      <text:p text:style-name="Standard"/>
      <text:p text:style-name="Standard">A figure layer consists of the following data:</text:p>
      <text:p text:style-name="Standard"/>
      <text:list xml:id="list31128278" text:continue-numbering="true" text:style-name="WW8Num4">
        <text:list-item>
          <text:p text:style-name="P40">Layer Header</text:p>
        </text:list-item>
        <text:list-item>
          <text:p text:style-name="P40">Layer Pixels Data</text:p>
        </text:list-item>
        <text:list-item>
          <text:p text:style-name="P40">Figure List Data</text:p>
        </text:list-item>
        <text:list-item>
          <text:p text:style-name="P40">Locked Figures Bitmap Data (if there are any locked figures in the figure list) </text:p>
        </text:list-item>
        <text:list-item>
          <text:p text:style-name="P40">Mask Pixel Data (if the layer has a mask)</text:p>
        </text:list-item>
      </text:list>
      <text:list xml:id="list31150888" text:continue-list="list31126050" text:style-name="WW8Num29">
        <text:list-item>
          <text:p text:style-name="P30">Alpha Channel Data (if the layer has a mask)</text:p>
        </text:list-item>
      </text:list>
      <text:p text:style-name="Standard"/>
      <text:p text:style-name="Standard">The Layer Pixels data is actually a Bitmap32 in the program. Each pixel on the bitmap needs 4 bytes memory to hold. We saved them one by one to the file. The width and height of the layer is stored in the file header data.</text:p>
      <text:p text:style-name="Standard"/>
      <text:p text:style-name="Standard"><text:soft-page-break/>If there are any locked figures in the figure list, then we save the Locked Figures Bitmap Data to the file, otherwise, we don’t save these data. The Locked Figures Bitmap Data is actually a Bitmap32 in the program. It’s width and height are same with the layer. We saved these pixels to the file in the same manner as the layer pixels.</text:p>
      <text:p text:style-name="Standard"/>
      <text:p text:style-name="Standard">The Mask Pixel Data and Alpha Channel Data have the same definitions as the corresponding data of Background/Transparent layer. We save them in the same manner to the file.</text:p>
      <text:p text:style-name="Standard"/>
      <text:p text:style-name="Standard">For the Figure List, it consists of the following data:</text:p>
      <text:p text:style-name="Standard"/>
      <text:list xml:id="list31127302" text:style-name="WW8Num21">
        <text:list-item>
          <text:p text:style-name="P42">Figure List Header</text:p>
        </text:list-item>
        <text:list-item>
          <text:p text:style-name="P42">Figure Specific Data</text:p>
        </text:list-item>
      </text:list>
      <text:p text:style-name="Standard"/>
      <text:p text:style-name="Standard">The Figure List Header has the following fields:</text:p>
      <text:p text:style-name="Standard"/>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9">Name</text:p>
          </table:table-cell>
          <table:table-cell table:style-name="Table3.A1" office:value-type="string">
            <text:p text:style-name="P9">Data Size</text:p>
          </table:table-cell>
          <table:table-cell table:style-name="Table3.A1" office:value-type="string">
            <text:p text:style-name="P9">Delphi Type</text:p>
          </table:table-cell>
          <table:table-cell table:style-name="Table3.D1" office:value-type="string">
            <text:p text:style-name="P9">Description</text:p>
          </table:table-cell>
        </table:table-row>
        <table:table-row table:style-name="Table3.1">
          <table:table-cell table:style-name="Table3.A1" office:value-type="string">
            <text:p text:style-name="P24">Figure Count</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Indicating how many figures there are in the list.</text:p>
          </table:table-cell>
        </table:table-row>
        <table:table-row table:style-name="Table3.1">
          <table:table-cell table:style-name="Table3.A1" office:value-type="string">
            <text:p text:style-name="P24">Locked Figure Count</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Indicating how many locked figures there are in the list.</text:p>
          </table:table-cell>
        </table:table-row>
        <table:table-row table:style-name="Table3.1">
          <table:table-cell table:style-name="Table3.A1" office:value-type="string">
            <text:p text:style-name="P24">Line Number</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Accumulated number of straight lines in the list.</text:p>
          </table:table-cell>
        </table:table-row>
        <table:table-row table:style-name="Table3.1">
          <table:table-cell table:style-name="Table3.A1" office:value-type="string">
            <text:p text:style-name="P24">Curve Number</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Accumulated number of curves in the list.</text:p>
          </table:table-cell>
        </table:table-row>
        <table:table-row table:style-name="Table3.1">
          <table:table-cell table:style-name="Table3.A1" office:value-type="string">
            <text:p text:style-name="P24">Polygon Number</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Accumulated number of polygons in the list.</text:p>
          </table:table-cell>
        </table:table-row>
        <table:table-row table:style-name="Table3.1">
          <table:table-cell table:style-name="Table3.A1" office:value-type="string">
            <text:p text:style-name="P24">Regular Polygon Number</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Accumulated number of regular polygons in the list.</text:p>
          </table:table-cell>
        </table:table-row>
        <table:table-row table:style-name="Table3.1">
          <table:table-cell table:style-name="Table3.A1" office:value-type="string">
            <text:p text:style-name="P24">Rectangle Number</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Accumulated number of rectangles in the list.</text:p>
          </table:table-cell>
        </table:table-row>
        <table:table-row table:style-name="Table3.1">
          <table:table-cell table:style-name="Table3.A1" office:value-type="string">
            <text:p text:style-name="P24">Square Number</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Accumulated number of squares in the list.</text:p>
          </table:table-cell>
        </table:table-row>
        <table:table-row table:style-name="Table3.1">
          <table:table-cell table:style-name="Table3.A1" office:value-type="string">
            <text:p text:style-name="P24">Rounded-Corner Rectangle Number</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Accumulated number of rounded-corner rectangles in the list.</text:p>
          </table:table-cell>
        </table:table-row>
        <table:table-row table:style-name="Table3.1">
          <table:table-cell table:style-name="Table3.A1" office:value-type="string">
            <text:p text:style-name="P24">Rounded-Corner Square Number</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Accumulated number of rounded-corner squares in the list.</text:p>
          </table:table-cell>
        </table:table-row>
        <table:table-row table:style-name="Table3.1">
          <table:table-cell table:style-name="Table3.A1" office:value-type="string">
            <text:p text:style-name="P24">Ellipse Number</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Accumulated number of ellipses in the list.</text:p>
          </table:table-cell>
        </table:table-row>
        <table:table-row table:style-name="Table3.1">
          <table:table-cell table:style-name="Table3.A1" office:value-type="string">
            <text:p text:style-name="P24">Circle Number</text:p>
          </table:table-cell>
          <table:table-cell table:style-name="Table3.A1" office:value-type="string">
            <text:p text:style-name="P24">32-bit integer</text:p>
          </table:table-cell>
          <table:table-cell table:style-name="Table3.A1" office:value-type="string">
            <text:p text:style-name="P24">Cardinal</text:p>
          </table:table-cell>
          <table:table-cell table:style-name="Table3.D1" office:value-type="string">
            <text:p text:style-name="P24">Accumulated number of circles in the list.</text:p>
          </table:table-cell>
        </table:table-row>
      </table:table>
      <text:p text:style-name="Standard"/>
      <text:p text:style-name="Standard">After the figure list header, next is the specific data of each figure. For the figure specific data, the figure list could save the following type of figures:</text:p>
      <text:p text:style-name="Standard"/>
      <text:list xml:id="list31137267" text:continue-list="list31134109" text:style-name="WW8Num18">
        <text:list-item>
          <text:list>
            <text:list-item>
              <text:p text:style-name="P29">Straight Line</text:p>
            </text:list-item>
            <text:list-item>
              <text:p text:style-name="P29">Curve</text:p>
            </text:list-item>
            <text:list-item>
              <text:p text:style-name="P29">Polygon</text:p>
            </text:list-item>
            <text:list-item>
              <text:p text:style-name="P29">Regular Polygon</text:p>
            </text:list-item>
            <text:list-item>
              <text:p text:style-name="P29">Rectangle</text:p>
            </text:list-item>
            <text:list-item>
              <text:p text:style-name="P29">Square</text:p>
            </text:list-item>
            <text:list-item>
              <text:p text:style-name="P29">Rounded-Corner Rectangle</text:p>
            </text:list-item>
            <text:list-item>
              <text:p text:style-name="P29">Rounded-Corner Square</text:p>
            </text:list-item>
            <text:list-item>
              <text:p text:style-name="P29"><text:soft-page-break/>Ellipse</text:p>
            </text:list-item>
            <text:list-item>
              <text:p text:style-name="P29">Circle</text:p>
            </text:list-item>
          </text:list>
        </text:list-item>
      </text:list>
      <text:p text:style-name="Standard"/>
      <text:p text:style-name="Standard">In the following, we will describe how we saved these figures to the file.</text:p>
      <text:p text:style-name="Standard"/>
      <text:p text:style-name="P43">Straight Line</text:p>
      <text:p text:style-name="Standard">A straight line has the following data:</text:p>
      <text:p text:style-name="Standard"/>
      <text:list xml:id="list31139159" text:continue-numbering="true" text:style-name="WW8Num18">
        <text:list-item>
          <text:list>
            <text:list-item>
              <text:list>
                <text:list-item>
                  <text:p text:style-name="P29"><text:span text:style-name="T4">Figure Flag</text:span> – It is of enumerate type in the program, we saved it as a 32-bit integer to the file.</text:p>
                </text:list-item>
                <text:list-item>
                  <text:p text:style-name="P29"><text:span text:style-name="T4">Figure Name</text:span> – It is a string that contains up to 256 characters (<text:span text:style-name="T4">string</text:span>[255]). It needs 256 bytes memory to hold.</text:p>
                </text:list-item>
                <text:list-item>
                  <text:p text:style-name="P29"><text:span text:style-name="T4">Pen Color</text:span> – It is of TColor in the program, actually a 32-bit integer. It needs 4 bytes memory to hold.</text:p>
                </text:list-item>
                <text:list-item>
                  <text:p text:style-name="P29"><text:span text:style-name="T4">Brush Color </text:span>– It is of TColor in the program, actually a 32-bit integer. It needs 4 bytes memory to hold.</text:p>
                </text:list-item>
                <text:list-item>
                  <text:p text:style-name="P29"><text:span text:style-name="T4">Pen Style</text:span> – It is of enumerate type in the program, we saved it as a 32-bit integer to the file.</text:p>
                </text:list-item>
                <text:list-item>
                  <text:p text:style-name="P29"><text:span text:style-name="T4">Brush Style</text:span> – It is of enumerate type in the program, we saved it as a 32-bit integer to the file.</text:p>
                </text:list-item>
                <text:list-item>
                  <text:p text:style-name="P29"><text:span text:style-name="T4">Pen Width</text:span> – 32-bit integer</text:p>
                </text:list-item>
                <text:list-item>
                  <text:p text:style-name="P29"><text:span text:style-name="T4">Start Point X</text:span> – 32-bit integer</text:p>
                </text:list-item>
                <text:list-item>
                  <text:p text:style-name="P29"><text:span text:style-name="T4">Start Point Y</text:span> – 32-bit integer</text:p>
                </text:list-item>
                <text:list-item>
                  <text:p text:style-name="P29"><text:span text:style-name="T4">End Point X</text:span> – 32-bit integer</text:p>
                </text:list-item>
                <text:list-item>
                  <text:p text:style-name="P29"><text:span text:style-name="T4">End Point Y</text:span> – 32-bit integer</text:p>
                </text:list-item>
                <text:list-item>
                  <text:p text:style-name="P29"><text:span text:style-name="T4">Lock State</text:span> – A Boolean value, needs 1 byte memory to hold.</text:p>
                </text:list-item>
              </text:list>
            </text:list-item>
          </text:list>
        </text:list-item>
      </text:list>
      <text:p text:style-name="P8"/>
      <text:p text:style-name="P43">Curve</text:p>
      <text:p text:style-name="Standard">A curve has the following data:</text:p>
      <text:p text:style-name="Standard"/>
      <text:list xml:id="list31158054" text:continue-numbering="true" text:style-name="WW8Num18">
        <text:list-item>
          <text:list>
            <text:list-item>
              <text:list>
                <text:list-item>
                  <text:p text:style-name="P29"><text:span text:style-name="T4">Figure Flag</text:span> – It is of enumerate type in the program, we saved it as a 32-bit integer to the file.</text:p>
                </text:list-item>
                <text:list-item>
                  <text:p text:style-name="P29"><text:span text:style-name="T4">Figure Name</text:span> – It is a string that contains up to 256 characters (<text:span text:style-name="T4">string</text:span>[255]). It needs 256 bytes memory to hold.</text:p>
                </text:list-item>
                <text:list-item>
                  <text:p text:style-name="P29"><text:span text:style-name="T4">Pen Color</text:span> – It is of TColor in the program, actually a 32-bit integer. It needs 4 bytes memory to hold.</text:p>
                </text:list-item>
                <text:list-item>
                  <text:p text:style-name="P29"><text:span text:style-name="T4">Brush Color </text:span>– It is of TColor in the program, actually a 32-bit integer. It needs 4 bytes memory to hold.</text:p>
                </text:list-item>
                <text:list-item>
                  <text:p text:style-name="P29"><text:span text:style-name="T4">Pen Style</text:span> – It is of enumerate type in the program, we saved it as a 32-bit integer to the file.</text:p>
                </text:list-item>
                <text:list-item>
                  <text:p text:style-name="P29"><text:span text:style-name="T4">Brush Style</text:span> – It is of enumerate type in the program, we saved it as a 32-bit integer to the file.</text:p>
                </text:list-item>
                <text:list-item>
                  <text:p text:style-name="P29"><text:span text:style-name="T4">Pen Width</text:span> – 32-bit integer</text:p>
                </text:list-item>
                <text:list-item>
                  <text:p text:style-name="P29"><text:span text:style-name="T4">Start Point X</text:span> – 32-bit integer</text:p>
                </text:list-item>
                <text:list-item>
                  <text:p text:style-name="P29"><text:soft-page-break/><text:span text:style-name="T4">Start Point Y</text:span> – 32-bit integer</text:p>
                </text:list-item>
                <text:list-item>
                  <text:p text:style-name="P29"><text:span text:style-name="T4">Curve Control Point 1 X –</text:span> 32-bit integer</text:p>
                </text:list-item>
                <text:list-item>
                  <text:p text:style-name="P29"><text:span text:style-name="T4">Curve Control Point 1 Y –</text:span> 32-bit integer</text:p>
                </text:list-item>
                <text:list-item>
                  <text:p text:style-name="P29"><text:span text:style-name="T4">Curve Control Point 2 X –</text:span> 32-bit integer</text:p>
                </text:list-item>
                <text:list-item>
                  <text:p text:style-name="P29"><text:span text:style-name="T4">Curve Control Point 2 Y –</text:span> 32-bit integer</text:p>
                </text:list-item>
                <text:list-item>
                  <text:p text:style-name="P29"><text:span text:style-name="T4">End Point X</text:span> – 32-bit integer</text:p>
                </text:list-item>
                <text:list-item>
                  <text:p text:style-name="P29"><text:span text:style-name="T4">End Point Y</text:span> – 32-bit integer</text:p>
                </text:list-item>
                <text:list-item>
                  <text:p text:style-name="P29"><text:span text:style-name="T4">Curve Control Point Selector</text:span> – It is of enumerate type in the program, we saved it as a 32-bit integer to the file.</text:p>
                </text:list-item>
                <text:list-item>
                  <text:p text:style-name="P29"><text:span text:style-name="T4">Lock State</text:span> – A Boolean value, needs 1 byte memory to hold.</text:p>
                </text:list-item>
              </text:list>
            </text:list-item>
          </text:list>
        </text:list-item>
      </text:list>
      <text:p text:style-name="Standard"/>
      <text:p text:style-name="P43">Polygon</text:p>
      <text:p text:style-name="Standard">A polygon has the following data:</text:p>
      <text:p text:style-name="Standard"/>
      <text:list xml:id="list31157305" text:continue-numbering="true" text:style-name="WW8Num18">
        <text:list-item>
          <text:list>
            <text:list-item>
              <text:list>
                <text:list-item>
                  <text:p text:style-name="P29"><text:span text:style-name="T4">Figure Flag</text:span> – It is of enumerate type in the program, we saved it as a 32-bit integer to the file.</text:p>
                </text:list-item>
                <text:list-item>
                  <text:p text:style-name="P29"><text:span text:style-name="T4">Figure Name</text:span> – It is a string that contains up to 256 characters (<text:span text:style-name="T4">string</text:span>[255]). It needs 256 bytes memory to hold.</text:p>
                </text:list-item>
                <text:list-item>
                  <text:p text:style-name="P29"><text:span text:style-name="T4">Pen Color</text:span> – It is of TColor in the program, actually a 32-bit integer. It needs 4 bytes memory to hold.</text:p>
                </text:list-item>
                <text:list-item>
                  <text:p text:style-name="P29"><text:span text:style-name="T4">Brush Color </text:span>– It is of TColor in the program, actually a 32-bit integer. It needs 4 bytes memory to hold.</text:p>
                </text:list-item>
                <text:list-item>
                  <text:p text:style-name="P29"><text:span text:style-name="T4">Pen Style</text:span> – It is of enumerate type in the program, we saved it as a 32-bit integer to the file.</text:p>
                </text:list-item>
                <text:list-item>
                  <text:p text:style-name="P29"><text:span text:style-name="T4">Brush Style</text:span> – It is of enumerate type in the program, we saved it as a 32-bit integer to the file.</text:p>
                </text:list-item>
                <text:list-item>
                  <text:p text:style-name="P29"><text:span text:style-name="T4">Pen Width</text:span> – 32-bit integer</text:p>
                </text:list-item>
                <text:list-item>
                  <text:p text:style-name="P29"><text:span text:style-name="T4">Polygon Vertex Count </text:span>– 32-bit integer</text:p>
                </text:list-item>
                <text:list-item>
                  <text:p text:style-name="P29"><text:span text:style-name="T4">Polygon Vertex Data</text:span> – We saved the X and Y coordinates of each vertex as a pair of 32-bit integers to the file. There are <text:span text:style-name="T4">Polygon Vertex Count</text:span> of vertices be saved to the file. </text:p>
                </text:list-item>
                <text:list-item>
                  <text:p text:style-name="P29"><text:span text:style-name="T4">Fill Polygon – </text:span>Indicating whether or not we should fill the polygon. It is a Boolean value, so it needs 1 byte memory to hold.</text:p>
                </text:list-item>
                <text:list-item>
                  <text:p text:style-name="P29"><text:span text:style-name="T4">Lock State</text:span> – A Boolean value, needs 1 byte memory to hold.</text:p>
                </text:list-item>
              </text:list>
            </text:list-item>
          </text:list>
        </text:list-item>
      </text:list>
      <text:p text:style-name="Standard"/>
      <text:p text:style-name="P43">Regular Polygon</text:p>
      <text:p text:style-name="Standard">A regular polygon has the following data:</text:p>
      <text:p text:style-name="Standard"/>
      <text:list xml:id="list31143483" text:continue-numbering="true" text:style-name="WW8Num18">
        <text:list-item>
          <text:list>
            <text:list-item>
              <text:list>
                <text:list-item>
                  <text:p text:style-name="P29"><text:span text:style-name="T4">Figure Flag</text:span> – It is of enumerate type in the program, we saved it as a 32-bit integer to the file.</text:p>
                </text:list-item>
                <text:list-item>
                  <text:p text:style-name="P29"><text:span text:style-name="T4">Figure Name</text:span> – It is a string that contains up to 256 characters (<text:span text:style-name="T4">string</text:span>[255]). It needs 256 bytes memory to hold.</text:p>
                </text:list-item>
                <text:list-item>
                  <text:p text:style-name="P29"><text:span text:style-name="T4">Pen Color</text:span> – It is of TColor in the program, actually a 32-bit integer. It needs 4 bytes memory to hold.</text:p>
                </text:list-item>
                <text:list-item>
                  <text:p text:style-name="P29"><text:soft-page-break/><text:span text:style-name="T4">Brush Color </text:span>– It is of TColor in the program, actually a 32-bit integer. It needs 4 bytes memory to hold.</text:p>
                </text:list-item>
                <text:list-item>
                  <text:p text:style-name="P29"><text:span text:style-name="T4">Pen Style</text:span> – It is of enumerate type in the program, we saved it as a 32-bit integer to the file.</text:p>
                </text:list-item>
                <text:list-item>
                  <text:p text:style-name="P29"><text:span text:style-name="T4">Brush Style</text:span> – It is of enumerate type in the program, we saved it as a 32-bit integer to the file.</text:p>
                </text:list-item>
                <text:list-item>
                  <text:p text:style-name="P29"><text:span text:style-name="T4">Pen Width</text:span> – 32-bit integer</text:p>
                </text:list-item>
                <text:list-item>
                  <text:p text:style-name="P29"><text:span text:style-name="T4">Start Point X</text:span> – 32-bit integer</text:p>
                </text:list-item>
                <text:list-item>
                  <text:p text:style-name="P29"><text:span text:style-name="T4">Start Point Y</text:span> – 32-bit integer</text:p>
                </text:list-item>
                <text:list-item>
                  <text:p text:style-name="P29"><text:span text:style-name="T4">End Point X</text:span> – 32-bit integer</text:p>
                </text:list-item>
                <text:list-item>
                  <text:p text:style-name="P29"><text:span text:style-name="T4">End Point Y</text:span> – 32-bit integer</text:p>
                </text:list-item>
                <text:list-item>
                  <text:p text:style-name="P29"><text:span text:style-name="T4">Origin X</text:span> – 32-bit integer</text:p>
                </text:list-item>
                <text:list-item>
                  <text:p text:style-name="P29"><text:span text:style-name="T4">Origin Y </text:span>– 32-bit integer</text:p>
                </text:list-item>
                <text:list-item>
                  <text:p text:style-name="P29"><text:span text:style-name="T4">Radius</text:span> – 32-bit integer</text:p>
                </text:list-item>
                <text:list-item>
                  <text:p text:style-name="P29"><text:span text:style-name="T4">Side Count</text:span> – 32-bit integer</text:p>
                </text:list-item>
                <text:list-item>
                  <text:p text:style-name="P29"><text:span text:style-name="T4">Polygon Vertices Data</text:span> – We saved the X and Y coordinates of each vertex as a pair of 32-bit integers to the file. There are<text:span text:style-name="T4"> (Side Count + 1) </text:span>of vertices be saved to the file.</text:p>
                </text:list-item>
                <text:list-item>
                  <text:p text:style-name="P29"><text:span text:style-name="T4">Lock State</text:span> – A Boolean value, needs 1 byte memory to hold.</text:p>
                </text:list-item>
              </text:list>
            </text:list-item>
          </text:list>
        </text:list-item>
      </text:list>
      <text:p text:style-name="Standard"/>
      <text:p text:style-name="Standard"><text:span text:style-name="T13">Rectangle/ Square</text:span></text:p>
      <text:p text:style-name="Standard"><text:span text:style-name="T13">Rounded-Corner Rectangl</text:span><text:span text:style-name="T4">e</text:span><text:span text:style-name="T13">/ Square</text:span></text:p>
      <text:p text:style-name="P43">Ellipse/Circle</text:p>
      <text:p text:style-name="Standard">A rectangle, square, rounded-corner rectangle, rounded-corner square, ellipse and circle are all have the following data:</text:p>
      <text:p text:style-name="Standard"/>
      <text:list xml:id="list31154809" text:continue-numbering="true" text:style-name="WW8Num18">
        <text:list-item>
          <text:list>
            <text:list-item>
              <text:list>
                <text:list-item>
                  <text:p text:style-name="P29"><text:span text:style-name="T4">Figure Flag</text:span> – It is of enumerate type in the program, we saved it as a 32-bit integer to the file.</text:p>
                </text:list-item>
                <text:list-item>
                  <text:p text:style-name="P29"><text:span text:style-name="T4">Figure Name</text:span> – It is a string that contains up to 256 characters (<text:span text:style-name="T4">string</text:span>[255]). It needs 256 bytes memory to hold.</text:p>
                </text:list-item>
                <text:list-item>
                  <text:p text:style-name="P29"><text:span text:style-name="T4">Pen Color</text:span> – It is of TColor in the program, actually a 32-bit integer. It needs 4 bytes memory to hold.</text:p>
                </text:list-item>
                <text:list-item>
                  <text:p text:style-name="P29"><text:span text:style-name="T4">Brush Color </text:span>– It is of TColor in the program, actually a 32-bit integer. It needs 4 bytes memory to hold.</text:p>
                </text:list-item>
                <text:list-item>
                  <text:p text:style-name="P29"><text:span text:style-name="T4">Pen Style</text:span> – It is of enumerate type in the program, we saved it as a 32-bit integer to the file.</text:p>
                </text:list-item>
                <text:list-item>
                  <text:p text:style-name="P29"><text:span text:style-name="T4">Brush Style</text:span> – It is of enumerate type in the program, we saved it as a 32-bit integer to the file.</text:p>
                </text:list-item>
                <text:list-item>
                  <text:p text:style-name="P29"><text:span text:style-name="T4">Pen Width</text:span> – 32-bit integer</text:p>
                </text:list-item>
                <text:list-item>
                  <text:p text:style-name="P29"><text:span text:style-name="T4">Start Point X</text:span> – 32-bit integer</text:p>
                </text:list-item>
                <text:list-item>
                  <text:p text:style-name="P29"><text:span text:style-name="T4">Start Point Y</text:span> – 32-bit integer</text:p>
                </text:list-item>
                <text:list-item>
                  <text:p text:style-name="P29"><text:span text:style-name="T4">End Point X</text:span> – 32-bit integer</text:p>
                </text:list-item>
                <text:list-item>
                  <text:p text:style-name="P29"><text:span text:style-name="T4">End Point Y</text:span> – 32-bit integer</text:p>
                </text:list-item>
                <text:list-item>
                  <text:p text:style-name="P29"><text:span text:style-name="T4">Origin X</text:span> – 32-bit integer</text:p>
                </text:list-item>
                <text:list-item>
                  <text:p text:style-name="P29"><text:soft-page-break/><text:span text:style-name="T4">Origin Y </text:span>– 32-bit integer</text:p>
                </text:list-item>
                <text:list-item>
                  <text:p text:style-name="P29"><text:span text:style-name="T4">Radius</text:span> – 32-bit integer</text:p>
                </text:list-item>
                <text:list-item>
                  <text:p text:style-name="P29"><text:span text:style-name="T4">Regular</text:span> – A Boolean value that needs 1 byte memory to hold. </text:p>
                </text:list-item>
                <text:list-item>
                  <text:p text:style-name="P29"><text:span text:style-name="T4">Lock State</text:span> – A Boolean value that needs 1 byte memory to hold.</text:p>
                </text:list-item>
              </text:list>
            </text:list-item>
          </text:list>
        </text:list-item>
      </text:list>
      <text:p text:style-name="Standard"/>
      <text:p text:style-name="Standard"><text:span text:style-name="T12">Gradient Map Layer</text:span> </text:p>
      <text:p text:style-name="Standard"/>
      <text:p text:style-name="Standard">A Gradient Map layer consists of the following data:</text:p>
      <text:p text:style-name="Standard"/>
      <text:list xml:id="list31135029" text:continue-list="list31155567" text:style-name="WW8Num2">
        <text:list-item>
          <text:p text:style-name="P36">Layer Header</text:p>
        </text:list-item>
        <text:list-item>
          <text:p text:style-name="P36">Gradient Colors Data</text:p>
        </text:list-item>
        <text:list-item>
          <text:p text:style-name="P36">Forground Color</text:p>
        </text:list-item>
        <text:list-item>
          <text:p text:style-name="P36">Background Color</text:p>
        </text:list-item>
        <text:list-item>
          <text:p text:style-name="P36">Reversed</text:p>
        </text:list-item>
        <text:list-item>
          <text:p text:style-name="P36">Preview</text:p>
        </text:list-item>
        <text:list-item>
          <text:p text:style-name="P36">Mask Pixel Data (if the layer has a mask)</text:p>
        </text:list-item>
      </text:list>
      <text:p text:style-name="Standard"/>
      <text:p text:style-name="Standard">The Reversed and Preview data are both Boolean values, and both needs 1 byte memory to hold. The only things need to describe in details at here is Gradient Colors Data, Forground Color and Background Color. The Layer Header data and Mask Pixel data are both same as the other layers.</text:p>
      <text:p text:style-name="Standard"/>
      <text:p text:style-name="Standard"><text:span text:style-name="T4">Foreground Color</text:span> is a 32-bit integer, holding a color value. In the gradient, each color value with $20000000 will be replaced with this forground color value when it displayed.</text:p>
      <text:p text:style-name="Standard"/>
      <text:p text:style-name="Standard"><text:span text:style-name="T4">Background Color</text:span> is also a 32-bit integer, holding a color value. In the gradient, each color value with $FF000001 will be replaced with this background color value when it displayed. </text:p>
      <text:p text:style-name="Standard"/>
      <text:p text:style-name="Standard">For the Gradient Colors Data, it consists of the following parts:</text:p>
      <text:p text:style-name="Standard"/>
      <text:list xml:id="list31126593" text:style-name="WW8Num45">
        <text:list-item>
          <text:p text:style-name="P44"><text:span text:style-name="T4">Gradient Colors Info Header</text:span> – It is a record, including 3 fields. First one is a string with up to 256 characters (<text:span text:style-name="T4">string</text:span>[255]), it occupies 256 bytes memory to hold a name for a gradient. The second field is a 32-bit integer, which indicating how many colors the gradient has. And the third one is also a 32-bit integer, which indicating how many alpha values the gradient has.</text:p>
        </text:list-item>
        <text:list-item>
          <text:p text:style-name="P44"><text:span text:style-name="T4">Gradient Data –</text:span> The amount of data depending on how many colors and alpha values the gradient has. First of all, we save the colors data to file. Each color data consists of 3 values. The first one is a 32-bit integer, holding a color value; the second one is a 32-bit floating-point, holding the position scale of a corresponding color value, the range of the value is from 0% to 100%; and the third one is also a 32-bit floating-point, holding a scale of a middle color that between the current color and the next color. After all of color data is saved, we begin to write Alpha data to the file. Each Alpha data consists of 3 values. The first one is a 8-bit unsigned integer, holding an Alpha value; the second one is a 32-bit floating-point, holding the position scale of a corresponding Alpha value, its range from 0% to 100%; and the third one is also a 32-bit floating-point, holding a scale of a middle Alpha value that <text:soft-page-break/>between the current Alpha value and the next Alpha value.</text:p>
        </text:list-item>
      </text:list>
      <text:p text:style-name="Standard"/>
      <text:p text:style-name="P8"/>
      <text:p text:style-name="Standard"><text:span text:style-name="T12">Gradient Fill Layer</text:span><text:span text:style-name="T11"> </text:span></text:p>
      <text:p text:style-name="Standard"/>
      <text:p text:style-name="Standard">A Gradient Fill layer consists of the following data:</text:p>
      <text:p text:style-name="Standard"/>
      <text:list xml:id="list31144866" text:style-name="WW8Num36">
        <text:list-item>
          <text:p text:style-name="P10">Layer Header</text:p>
        </text:list-item>
        <text:list-item>
          <text:p text:style-name="P45"><text:span text:style-name="T4">Gradient Colors Data</text:span> – The definition of this data is same as the corresponding data for Gradient Map layer.</text:p>
        </text:list-item>
        <text:list-item>
          <text:p text:style-name="P45"><text:span text:style-name="T4">Forground Color </text:span>– The definition of this data is same as the corresponding data for Gradient Map layer.</text:p>
        </text:list-item>
        <text:list-item>
          <text:p text:style-name="P45"><text:span text:style-name="T4">Background Color</text:span> – The definition of this data is same as the corresponding data for Gradient Map layer.</text:p>
        </text:list-item>
        <text:list-item>
          <text:p text:style-name="P45"><text:span text:style-name="T4">Style</text:span> – It is of enumerate type in the program, we saved it as a 32-bit integer.</text:p>
        </text:list-item>
        <text:list-item>
          <text:p text:style-name="P45"><text:span text:style-name="T4">Angle</text:span> – 32-bit integer</text:p>
        </text:list-item>
        <text:list-item>
          <text:p text:style-name="P45"><text:span text:style-name="T4">Scale</text:span> – Double, needs 8 bytes memory to hold.</text:p>
        </text:list-item>
        <text:list-item>
          <text:p text:style-name="P45"><text:span text:style-name="T4">Translate X</text:span> – 32-bit integer</text:p>
        </text:list-item>
        <text:list-item>
          <text:p text:style-name="P45"><text:span text:style-name="T4">Translate Y</text:span> – 32-bit integer</text:p>
        </text:list-item>
        <text:list-item>
          <text:p text:style-name="P45"><text:span text:style-name="T4">Reversed</text:span> – Boolean, needs 1 byte memory to hold.</text:p>
        </text:list-item>
        <text:list-item>
          <text:p text:style-name="P45"><text:span text:style-name="T4">Start Point X</text:span> – 32-bit integer</text:p>
        </text:list-item>
        <text:list-item>
          <text:p text:style-name="P45"><text:span text:style-name="T4">Start Point Y</text:span> – 32-bit integer</text:p>
        </text:list-item>
        <text:list-item>
          <text:p text:style-name="P45"><text:span text:style-name="T4">End Point X</text:span> – 32-bit integer</text:p>
        </text:list-item>
        <text:list-item>
          <text:p text:style-name="P45"><text:span text:style-name="T4">End Point Y</text:span> – 32-bit integer</text:p>
        </text:list-item>
        <text:list-item>
          <text:p text:style-name="P45"><text:span text:style-name="T4">Center Point X</text:span> – 32-bit integer</text:p>
        </text:list-item>
        <text:list-item>
          <text:p text:style-name="P45"><text:span text:style-name="T4">Center Point Y</text:span> – 32-bit integer</text:p>
        </text:list-item>
        <text:list-item>
          <text:p text:style-name="P45"><text:span text:style-name="T4">Original Center X</text:span> – 32-bit integer</text:p>
        </text:list-item>
        <text:list-item>
          <text:p text:style-name="P45"><text:span text:style-name="T4">Original Center Y</text:span> – 32-bit integer</text:p>
        </text:list-item>
        <text:list-item>
          <text:p text:style-name="P45"><text:span text:style-name="T4">Original Start X</text:span> – 32-bit integer</text:p>
        </text:list-item>
        <text:list-item>
          <text:p text:style-name="P45"><text:span text:style-name="T4">Original Start Y</text:span> – 32-bit integer</text:p>
        </text:list-item>
        <text:list-item>
          <text:p text:style-name="P45"><text:span text:style-name="T4">Original End X</text:span> – 32-bit integer</text:p>
        </text:list-item>
        <text:list-item>
          <text:p text:style-name="P45"><text:span text:style-name="T4">Original End Y</text:span> – 32-bit integer</text:p>
        </text:list-item>
      </text:list>
      <text:list xml:id="list31134755" text:continue-list="list31135029" text:style-name="WW8Num2">
        <text:list-item>
          <text:p text:style-name="P11">Mask Pixel Data (if the layer has a mask)</text:p>
        </text:list-item>
      </text:list>
      <text:p text:style-name="Standard"/>
      <text:p text:style-name="Standard"><text:span text:style-name="T12">Shape Region Layer</text:span></text:p>
      <text:p text:style-name="P8"/>
      <text:p text:style-name="Standard">A Shape Region layer consists of the following data:</text:p>
      <text:p text:style-name="P8"/>
      <text:list xml:id="list31152561" text:continue-numbering="true" text:style-name="WW8Num2">
        <text:list-item>
          <text:p text:style-name="P11">Layer Header</text:p>
        </text:list-item>
        <text:list-item>
          <text:p text:style-name="P36"><text:span text:style-name="T4">Region Color</text:span> – TColor, a 32-bit integer</text:p>
        </text:list-item>
        <text:list-item>
          <text:p text:style-name="P36"><text:span text:style-name="T4">Brush Style </text:span>– It is of enumerate type in the program, we save it as a 32-bit integer to the file.</text:p>
        </text:list-item>
        <text:list-item>
          <text:p text:style-name="P36"><text:span text:style-name="T4">Dismissed</text:span> – Boolean, needs 1 byte memory to hold.</text:p>
        </text:list-item>
        <text:list-item>
          <text:p text:style-name="P11">Shape Outline List Data</text:p>
        </text:list-item>
        <text:list-item>
          <text:p text:style-name="P11">Mask Pixel Data (if the layer has a mask)</text:p>
        </text:list-item>
      </text:list>
      <text:p text:style-name="P8"><text:soft-page-break/></text:p>
      <text:p text:style-name="Standard">For the Shape Outline List Data, it consists of the following data:</text:p>
      <text:p text:style-name="Standard"/>
      <text:list xml:id="list31137835" text:style-name="WW8Num38">
        <text:list-item>
          <text:p text:style-name="P46"><text:span text:style-name="T4">Outline Count</text:span> – 32-bit integer, indicating how many outlines there are in the list.</text:p>
        </text:list-item>
        <text:list-item>
          <text:p text:style-name="P46"><text:span text:style-name="T4">Boundary Top-Left X</text:span> – 32-bit integer</text:p>
        </text:list-item>
        <text:list-item>
          <text:p text:style-name="P46"><text:span text:style-name="T4">Boundary Top-Left Y</text:span> – 32-bit integer</text:p>
        </text:list-item>
        <text:list-item>
          <text:p text:style-name="P46"><text:span text:style-name="T4">Boundary Bottom-Right X</text:span> – 32-bit integer</text:p>
        </text:list-item>
        <text:list-item>
          <text:p text:style-name="P46"><text:span text:style-name="T4">Boundary Bottom-Right Y</text:span> – 32-bit integer</text:p>
        </text:list-item>
        <text:list-item>
          <text:p text:style-name="P46"><text:span text:style-name="T4">Backup Top-Left X</text:span> – 32-bit integer</text:p>
        </text:list-item>
        <text:list-item>
          <text:p text:style-name="P46"><text:span text:style-name="T4">Backup Top-Left Y</text:span> – 32-bit integer</text:p>
        </text:list-item>
        <text:list-item>
          <text:p text:style-name="P46"><text:span text:style-name="T4">Backup Bottom-Right X</text:span> – 32-bit integer</text:p>
        </text:list-item>
        <text:list-item>
          <text:p text:style-name="P46"><text:span text:style-name="T4">Backup Bottom-Right Y</text:span> – 32-bit integer</text:p>
        </text:list-item>
        <text:list-item>
          <text:p text:style-name="P46"><text:span text:style-name="T4">Stretched</text:span> – Boolean, needs 1 byte memory to hold.</text:p>
        </text:list-item>
        <text:list-item>
          <text:p text:style-name="P46"><text:span text:style-name="T4">Outlines Data</text:span> – Several outlines data that saved in the list.</text:p>
        </text:list-item>
      </text:list>
      <text:p text:style-name="Standard"/>
      <text:p text:style-name="Standard">For the Outline data, the outline list could support the following type of outlines:</text:p>
      <text:p text:style-name="Standard"/>
      <text:list xml:id="list31126881" text:style-name="WW8Num22">
        <text:list-item>
          <text:p text:style-name="P47">Rectangular Outline</text:p>
        </text:list-item>
        <text:list-item>
          <text:p text:style-name="P47">Rounded-Corner Rectangular Outline</text:p>
        </text:list-item>
        <text:list-item>
          <text:p text:style-name="P47">Elliptical Outline</text:p>
        </text:list-item>
        <text:list-item>
          <text:p text:style-name="P47">Regular Polygonal Outline</text:p>
        </text:list-item>
        <text:list-item>
          <text:p text:style-name="P47">Straight-Line Outline</text:p>
        </text:list-item>
      </text:list>
      <text:p text:style-name="Standard"/>
      <text:p text:style-name="Standard">Next, we will describe how we saved these outline data to the file.</text:p>
      <text:p text:style-name="Standard"/>
      <text:p text:style-name="P43">Rectangular/Elliptical Outline</text:p>
      <text:p text:style-name="Standard"/>
      <text:p text:style-name="Standard">A rectangular/elliptical outline has the following data:</text:p>
      <text:p text:style-name="Standard"/>
      <text:list xml:id="list31131597" text:style-name="WW8Num12">
        <text:list-item>
          <text:p text:style-name="P48"><text:span text:style-name="T4">Outline Style</text:span> – It is of enumerate type in the program, we saved it as a 32-bit integer to the file.</text:p>
        </text:list-item>
        <text:list-item>
          <text:p text:style-name="P48"><text:span text:style-name="T4">Combine Mode</text:span> – It is of enumerate type in the program, we saved it as a 32-bit integer to the file.</text:p>
        </text:list-item>
        <text:list-item>
          <text:p text:style-name="P48"><text:span text:style-name="T4">Start Point X</text:span> – 32-bit integer</text:p>
        </text:list-item>
        <text:list-item>
          <text:p text:style-name="P48"><text:span text:style-name="T4">Start Point Y</text:span> – 32-bit integer</text:p>
        </text:list-item>
        <text:list-item>
          <text:p text:style-name="P48"><text:span text:style-name="T4">End Point X</text:span> – 32-bit integer</text:p>
        </text:list-item>
        <text:list-item>
          <text:p text:style-name="P48"><text:span text:style-name="T4">End Point Y</text:span> – 32-bit integer</text:p>
        </text:list-item>
        <text:list-item>
          <text:p text:style-name="P48"><text:span text:style-name="T4">Backup Start Point X</text:span> – 32-bit integer</text:p>
        </text:list-item>
        <text:list-item>
          <text:p text:style-name="P48"><text:span text:style-name="T4">Backup Start Point Y </text:span>– 32-bit integer</text:p>
        </text:list-item>
        <text:list-item>
          <text:p text:style-name="P48"><text:span text:style-name="T4">Backup End Point X</text:span> – 32-bit integer</text:p>
        </text:list-item>
        <text:list-item>
          <text:p text:style-name="P48"><text:span text:style-name="T4">Backup End Point Y </text:span>– 32-bit integer</text:p>
        </text:list-item>
      </text:list>
      <text:p text:style-name="Standard"/>
      <text:p text:style-name="P43">Rounded-Corner Rectangular Outline</text:p>
      <text:p text:style-name="Standard"/>
      <text:p text:style-name="Standard"><text:soft-page-break/>A rounded-corner rectangular outline has the following data:</text:p>
      <text:p text:style-name="Standard"/>
      <text:list xml:id="list31127117" text:style-name="WW8Num41">
        <text:list-item>
          <text:p text:style-name="P49"><text:span text:style-name="T4">Outline Style</text:span> –It is of enumerate type in the program, we saved it as a 32-bit integer to the file.</text:p>
        </text:list-item>
      </text:list>
      <text:list xml:id="list31156986" text:continue-list="list31131597" text:style-name="WW8Num12">
        <text:list-item>
          <text:p text:style-name="P48"><text:span text:style-name="T4">Combine Mode</text:span> – It is of enumerate type in the program, we saved it as a 32-bit integer to the file.</text:p>
        </text:list-item>
        <text:list-item>
          <text:p text:style-name="P48"><text:span text:style-name="T4">Start Point X</text:span> – 32-bit integer</text:p>
        </text:list-item>
        <text:list-item>
          <text:p text:style-name="P48"><text:span text:style-name="T4">Start Point Y</text:span> – 32-bit integer</text:p>
        </text:list-item>
        <text:list-item>
          <text:p text:style-name="P48"><text:span text:style-name="T4">End Point X</text:span> – 32-bit integer</text:p>
        </text:list-item>
        <text:list-item>
          <text:p text:style-name="P48"><text:span text:style-name="T4">End Point Y</text:span> – 32-bit integer</text:p>
        </text:list-item>
        <text:list-item>
          <text:p text:style-name="P48"><text:span text:style-name="T4">Backup Start Point X</text:span> – 32-bit integer</text:p>
        </text:list-item>
        <text:list-item>
          <text:p text:style-name="P48"><text:span text:style-name="T4">Backup Start Point Y </text:span>– 32-bit integer</text:p>
        </text:list-item>
        <text:list-item>
          <text:p text:style-name="P48"><text:span text:style-name="T4">Backup End Point X</text:span> – 32-bit integer</text:p>
        </text:list-item>
      </text:list>
      <text:list xml:id="list31151753" text:continue-list="list31127117" text:style-name="WW8Num41">
        <text:list-item>
          <text:p text:style-name="P49"><text:span text:style-name="T4">Backup End Point Y </text:span>– 32-bit integer</text:p>
        </text:list-item>
        <text:list-item>
          <text:p text:style-name="P49"><text:span text:style-name="T4">Corner Radius </text:span>– 32-bit integer</text:p>
        </text:list-item>
      </text:list>
      <text:p text:style-name="Standard"/>
      <text:p text:style-name="Standard"><text:span text:style-name="T13">Regular Polygonal Outline/ Straight-Line Outline</text:span></text:p>
      <text:p text:style-name="P43"/>
      <text:p text:style-name="Standard">A regular polygonal outline and straight-line outline are both have the following data:</text:p>
      <text:p text:style-name="Standard"/>
      <text:list xml:id="list31139369" text:continue-numbering="true" text:style-name="WW8Num41">
        <text:list-item>
          <text:p text:style-name="P49"><text:span text:style-name="T4">Outline Style</text:span> – It is of enumerate type in the program, we saved it as a 32-bit integer to the file.</text:p>
        </text:list-item>
      </text:list>
      <text:list xml:id="list31158035" text:continue-list="list31156986" text:style-name="WW8Num12">
        <text:list-item>
          <text:p text:style-name="P48"><text:span text:style-name="T4">Combine Mode</text:span> – It is of enumerate type in the program, we saved it as a 32-bit integer to the file.</text:p>
        </text:list-item>
      </text:list>
      <text:list xml:id="list31146636" text:style-name="WW8Num28">
        <text:list-item>
          <text:p text:style-name="P50"><text:span text:style-name="T4">Vertex Count</text:span> – 32-bit integer, indicating how many vertices there are in the polygon.</text:p>
        </text:list-item>
        <text:list-item>
          <text:p text:style-name="P50"><text:span text:style-name="T4">Polygon Vertices Data</text:span> -- We saved the X and Y coordinates of each vertex as a pair of 32-bit integers to the file. There are <text:span text:style-name="T4">Vertex Count</text:span> of vertices be saved to the file.</text:p>
        </text:list-item>
        <text:list-item>
          <text:p text:style-name="P50"><text:span text:style-name="T4">Backup Vertex Count</text:span> – 32-bit integer, indicating how many vertices there are in the backup polygon. This value should equal to the number of vertices in the polygon above.</text:p>
        </text:list-item>
        <text:list-item>
          <text:p text:style-name="P50"><text:span text:style-name="T4">Backup Polygon Vertices Data </text:span>–<text:span text:style-name="T4"> </text:span>We saved them as the above.</text:p>
        </text:list-item>
      </text:list>
      <text:p text:style-name="Standard"/>
      <text:p text:style-name="Standard"><text:span text:style-name="T12">Rich Text Layer</text:span></text:p>
      <text:p text:style-name="P8"/>
      <text:p text:style-name="Standard">A Rich Text layer consists of the following data:</text:p>
      <text:p text:style-name="P8"/>
      <text:list xml:id="list31154400" text:continue-list="list31152561" text:style-name="WW8Num2">
        <text:list-item>
          <text:p text:style-name="P11">Layer Header</text:p>
        </text:list-item>
      </text:list>
      <text:list xml:id="list31146329" text:style-name="WW8Num40">
        <text:list-item>
          <text:p text:style-name="P51"><text:span text:style-name="T4">Text File Name </text:span>– A string with up to 256 characters (<text:span text:style-name="T4">string</text:span>[255]), it needs 256 bytes memory to hold<text:span text:style-name="T4">.</text:span></text:p>
        </text:list-item>
        <text:list-item>
          <text:p text:style-name="P51"><text:span text:style-name="T4">Border Start X </text:span>– 32-bit integer</text:p>
        </text:list-item>
        <text:list-item>
          <text:p text:style-name="P51"><text:span text:style-name="T4">Border Start Y </text:span>– 32-bit integer</text:p>
        </text:list-item>
        <text:list-item>
          <text:p text:style-name="P51"><text:span text:style-name="T4">Border End X</text:span> – 32-bit integer</text:p>
        </text:list-item>
        <text:list-item>
          <text:p text:style-name="P51"><text:span text:style-name="T4">Border End Y</text:span> – 32-bit integer</text:p>
        </text:list-item>
        <text:list-item>
          <text:p text:style-name="P51"><text:span text:style-name="T4">Text Layer State</text:span> – It is of enumerate type in the program, we save it as a 32-bit integer to the file.</text:p>
        </text:list-item>
        <text:list-item>
          <text:p text:style-name="P51"><text:soft-page-break/><text:span text:style-name="T4">Edit State</text:span> – Boolean, needs 1 byte memory to hold.</text:p>
        </text:list-item>
        <text:list-item>
          <text:p text:style-name="P51"><text:span text:style-name="T4">Text Changed</text:span> – Boolean, needs 1 byte memory to hold.</text:p>
        </text:list-item>
        <text:list-item>
          <text:p text:style-name="P51"><text:span text:style-name="T4">Text Stream Size (in pixels)</text:span> – 64-bit integer (Int64 in Delphi), indicating how many bytes of the text stream we want to save to the file.</text:p>
        </text:list-item>
        <text:list-item>
          <text:p text:style-name="P51"><text:span text:style-name="T4">Text Stream Data</text:span> – The stream data that the users typed in. All data occupies <text:span text:style-name="T4">Text Stream Size</text:span> bytes in memory.</text:p>
        </text:list-item>
      </text:list>
      <text:list xml:id="list31132169" text:continue-list="list31154400" text:style-name="WW8Num2">
        <text:list-item>
          <text:p text:style-name="P11">Mask Pixel Data (if the layer has a mask)</text:p>
        </text:list-item>
      </text:list>
      <text:p text:style-name="P8"/>
      <text:p text:style-name="P31">Channel Mixer Layer</text:p>
      <text:p text:style-name="Standard"/>
      <text:p text:style-name="Standard">A Channel Mixer layer consists of the following data:</text:p>
      <text:p text:style-name="Standard"/>
      <text:list xml:id="list31139415" text:continue-numbering="true" text:style-name="WW8Num2">
        <text:list-item>
          <text:p text:style-name="P36">Layer Header</text:p>
        </text:list-item>
        <text:list-item>
          <text:p text:style-name="P36">Channel Mixer Data</text:p>
        </text:list-item>
      </text:list>
      <text:list xml:id="list31133645" text:continue-list="list31128278" text:style-name="WW8Num4">
        <text:list-item>
          <text:p text:style-name="P40">Preview Value</text:p>
        </text:list-item>
      </text:list>
      <text:list xml:id="list31147838" text:continue-list="list31139415" text:style-name="WW8Num2">
        <text:list-item>
          <text:p text:style-name="P36">Mask Pixel Data (if the layer has a mask)</text:p>
        </text:list-item>
      </text:list>
      <text:p text:style-name="Standard"/>
      <text:p text:style-name="Standard">The data of layer header, preview and mask has the same definition with the data of other effect layers. We just describe how we save the Channel Mixer data to the file.</text:p>
      <text:p text:style-name="Standard"/>
      <text:p text:style-name="Standard">In Channel Mixer data, it contains the following:</text:p>
      <text:p text:style-name="Standard"/>
      <text:list xml:id="list31127713" text:continue-list="list31139369" text:style-name="WW8Num41">
        <text:list-item>
          <text:p text:style-name="P49"><text:span text:style-name="T4">Channel</text:span> – It is of enumerate type in the program, we saved it as a 32-bit integer to the file.</text:p>
        </text:list-item>
        <text:list-item>
          <text:p text:style-name="P49"><text:span text:style-name="T4">Monochrome</text:span> – Boolean, needs 1 byte memory to hold. </text:p>
        </text:list-item>
        <text:list-item>
          <text:p text:style-name="P49"><text:span text:style-name="T4">Red Scale for Red Channel</text:span> – Single-precision float-point number, needs 4 bytes memory to told.</text:p>
        </text:list-item>
        <text:list-item>
          <text:p text:style-name="P49"><text:span text:style-name="T4">Green Scale for Red Channel</text:span> – Single-precision float-point number, needs 4 bytes memory to told.</text:p>
        </text:list-item>
        <text:list-item>
          <text:p text:style-name="P49"><text:span text:style-name="T4">Blue Scale for Red Channel</text:span> – Single-precision float-point number, needs 4 bytes memory to told.</text:p>
        </text:list-item>
        <text:list-item>
          <text:p text:style-name="P49"><text:span text:style-name="T4">Red Scale for Green Channel</text:span> – Single-precision float-point number, needs 4 bytes memory to told.</text:p>
        </text:list-item>
        <text:list-item>
          <text:p text:style-name="P49"><text:span text:style-name="T4">Green Scale for Green Channel</text:span> – Single-precision float-point number, needs 4 bytes memory to told.</text:p>
        </text:list-item>
        <text:list-item>
          <text:p text:style-name="P49"><text:span text:style-name="T4">Blue Scale for Green Channel</text:span> – Single-precision float-point number, needs 4 bytes memory to told.</text:p>
        </text:list-item>
        <text:list-item>
          <text:p text:style-name="P49"><text:span text:style-name="T4">Red Scale for Blue Channel</text:span> – Single-precision float-point number, needs 4 bytes memory to told.</text:p>
        </text:list-item>
        <text:list-item>
          <text:p text:style-name="P49"><text:span text:style-name="T4">Green Scale for Blue Channel</text:span> – Single-precision float-point number, needs 4 bytes memory to told.</text:p>
        </text:list-item>
        <text:list-item>
          <text:p text:style-name="P49"><text:span text:style-name="T4">Blue Scale for Blue Channel</text:span> – Single-precision float-point number, needs 4 bytes memory to told.</text:p>
        </text:list-item>
        <text:list-item>
          <text:p text:style-name="P49"><text:span text:style-name="T4">Constant Scale for Red Channel</text:span> – Single-precision float-point number, needs 4 bytes <text:soft-page-break/>memory to told.</text:p>
        </text:list-item>
        <text:list-item>
          <text:p text:style-name="P49"><text:span text:style-name="T4">Constant Scale for Green Channel</text:span> – Single-precision float-point number, needs 4 bytes memory to told.</text:p>
        </text:list-item>
        <text:list-item>
          <text:p text:style-name="P49"><text:span text:style-name="T4">Constant Scale for Blue Channel</text:span> – Single-precision float-point number, needs 4 bytes memory to told.</text:p>
        </text:list-item>
        <text:list-item>
          <text:p text:style-name="P49"><text:span text:style-name="T4">Gray Scale for Red Channel</text:span> – Single-precision float-point number, needs 4 bytes memory to told.</text:p>
        </text:list-item>
        <text:list-item>
          <text:p text:style-name="P49"><text:span text:style-name="T4">Gray Scale for Green Channel</text:span> – Single-precision float-point number, needs 4 bytes memory to told.</text:p>
        </text:list-item>
        <text:list-item>
          <text:p text:style-name="P49"><text:span text:style-name="T4">Gray Scale for Blue Channel</text:span> – Single-precision float-point number, needs 4 bytes memory to told.</text:p>
        </text:list-item>
        <text:list-item>
          <text:p text:style-name="P49"><text:span text:style-name="T4">Gray Scale for Constant</text:span> – Single-precision float-point number, needs 4 bytes memory to told.</text:p>
        </text:list-item>
      </text:list>
      <text:p text:style-name="Standard"/>
      <text:p text:style-name="P14">Channel Data</text:p>
      <text:p text:style-name="Standard"/>
      <text:p text:style-name="Standard">If the users created any alpha channels or quick mask channel in the program, the channel data is stored just after the layer data in the file. Each channel data is one after another in the file. All the channels will be saved to the file.</text:p>
      <text:p text:style-name="Standard"/>
      <text:p text:style-name="Standard"><text:span text:style-name="T4">NOTE </text:span>The global settings (such as the number of channels in the file, etc.) for the channel manager and all the channels are all saved in the file header. The width and height of channels are same as layers.</text:p>
      <text:p text:style-name="Standard"/>
      <text:p text:style-name="Standard">There are two types of channels -- alpha channel and quick mask channel. They both have the following data:</text:p>
      <text:p text:style-name="Standard"/>
      <text:list xml:id="list31130565" text:continue-list="list31147838" text:style-name="WW8Num2">
        <text:list-item>
          <text:p text:style-name="P36">Channel Header</text:p>
        </text:list-item>
        <text:list-item>
          <text:p text:style-name="P36">Channel Pixels Data</text:p>
        </text:list-item>
      </text:list>
      <text:p text:style-name="Standard"/>
      <text:p text:style-name="Standard">The data of channel header is described in the following list:</text:p>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Name</text:p>
          </table:table-cell>
          <table:table-cell table:style-name="Table4.A1" office:value-type="string">
            <text:p text:style-name="P9">Data Size</text:p>
          </table:table-cell>
          <table:table-cell table:style-name="Table4.A1" office:value-type="string">
            <text:p text:style-name="P9">Delphi Type</text:p>
          </table:table-cell>
          <table:table-cell table:style-name="Table4.D1" office:value-type="string">
            <text:p text:style-name="P9">Description</text:p>
          </table:table-cell>
        </table:table-row>
        <table:table-row table:style-name="Table4.1">
          <table:table-cell table:style-name="Table4.A1" office:value-type="string">
            <text:p text:style-name="P24">Channel Type</text:p>
          </table:table-cell>
          <table:table-cell table:style-name="Table4.A1" office:value-type="string">
            <text:p text:style-name="P24">32-bit integer</text:p>
          </table:table-cell>
          <table:table-cell table:style-name="Table4.A1" office:value-type="string">
            <text:p text:style-name="P24">Cardinal</text:p>
          </table:table-cell>
          <table:table-cell table:style-name="Table4.D1" office:value-type="string">
            <text:p text:style-name="P24">It is of enumerate type in the program, we saved it as a 32-bit integer to the file.</text:p>
          </table:table-cell>
        </table:table-row>
        <table:table-row table:style-name="Table4.1">
          <table:table-cell table:style-name="Table4.A1" office:value-type="string">
            <text:p text:style-name="P24">Channel Name</text:p>
          </table:table-cell>
          <table:table-cell table:style-name="Table4.A1" office:value-type="string">
            <text:p text:style-name="P24">256 bytes</text:p>
          </table:table-cell>
          <table:table-cell table:style-name="Table4.A1" office:value-type="string">
            <text:p text:style-name="P24"><text:span text:style-name="T4">String</text:span>[255]</text:p>
          </table:table-cell>
          <table:table-cell table:style-name="Table4.D1" office:value-type="string">
            <text:p text:style-name="P24"/>
          </table:table-cell>
        </table:table-row>
        <table:table-row table:style-name="Table4.1">
          <table:table-cell table:style-name="Table4.A1" office:value-type="string">
            <text:p text:style-name="P24">Mask Color</text:p>
          </table:table-cell>
          <table:table-cell table:style-name="Table4.A1" office:value-type="string">
            <text:p text:style-name="P24">32-bit integer</text:p>
          </table:table-cell>
          <table:table-cell table:style-name="Table4.A1" office:value-type="string">
            <text:p text:style-name="P24">TColor32</text:p>
          </table:table-cell>
          <table:table-cell table:style-name="Table4.D1" office:value-type="string">
            <text:p text:style-name="P24"/>
          </table:table-cell>
        </table:table-row>
        <table:table-row table:style-name="Table4.1">
          <table:table-cell table:style-name="Table4.A1" office:value-type="string">
            <text:p text:style-name="P24">Mask Opacity Percent</text:p>
          </table:table-cell>
          <table:table-cell table:style-name="Table4.A1" office:value-type="string">
            <text:p text:style-name="P24">32-bit float point</text:p>
          </table:table-cell>
          <table:table-cell table:style-name="Table4.A1" office:value-type="string">
            <text:p text:style-name="P24">Single</text:p>
          </table:table-cell>
          <table:table-cell table:style-name="Table4.D1" office:value-type="string">
            <text:p text:style-name="P24"/>
          </table:table-cell>
        </table:table-row>
        <table:table-row table:style-name="Table4.1">
          <table:table-cell table:style-name="Table4.A1" office:value-type="string">
            <text:p text:style-name="P24">Mask Color Type</text:p>
          </table:table-cell>
          <table:table-cell table:style-name="Table4.A1" office:value-type="string">
            <text:p text:style-name="P24">32-bit integer</text:p>
          </table:table-cell>
          <table:table-cell table:style-name="Table4.A1" office:value-type="string">
            <text:p text:style-name="P24">Cardinal</text:p>
          </table:table-cell>
          <table:table-cell table:style-name="Table4.D1" office:value-type="string">
            <text:p text:style-name="P24">It is of enumerate type in the program, we saved it as a 32-bit integer to the file.</text:p>
          </table:table-cell>
        </table:table-row>
        <table:table-row table:style-name="Table4.1">
          <table:table-cell table:style-name="Table4.A1" office:value-type="string">
            <text:p text:style-name="P24">Mask Color Indicator</text:p>
          </table:table-cell>
          <table:table-cell table:style-name="Table4.A1" office:value-type="string">
            <text:p text:style-name="P24">32-bit integer</text:p>
          </table:table-cell>
          <table:table-cell table:style-name="Table4.A1" office:value-type="string">
            <text:p text:style-name="P24">Cardinal</text:p>
          </table:table-cell>
          <table:table-cell table:style-name="Table4.D1" office:value-type="string">
            <text:p text:style-name="P24">It is of enumerate type in the program, we saved it as a 32-bit integer to the file.</text:p>
          </table:table-cell>
        </table:table-row>
      </table:table>
      <text:p text:style-name="Standard"/>
      <text:p text:style-name="Standard">For the channel pixels data, because the size of a channel depends on the size of the background <text:soft-page-break/>layer, so the number of pixels on a channel is same as the number of pixels on the background layer. Because a channel is just a grayscale bitmap, the RGB components of each pixel are same, so we just save the blue component of a pixel to the file. Therefore each pixel on a channel just needs 1 byte memory to hold. We saved these pixels one by one to the file, until all the pixels are saved.</text:p>
      <text:p text:style-name="Standard"/>
      <text:p text:style-name="P8"/>
      <text:p text:style-name="P14">Path Data</text:p>
      <text:p text:style-name="Standard"/>
      <text:p text:style-name="Standard">The path data is at the end of the file. It is the last part of a gmd file. If users created any paths in the program, we will save them to the file one by one. The number of paths is saved in the file header. Each path data is consisting of the following:</text:p>
      <text:p text:style-name="Standard"/>
      <text:list xml:id="list31149275" text:style-name="WW8Num16">
        <text:list-item>
          <text:p text:style-name="P52">Path Panel Header</text:p>
        </text:list-item>
        <text:list-item>
          <text:p text:style-name="P52">Path List Data</text:p>
        </text:list-item>
      </text:list>
      <text:p text:style-name="Standard"/>
      <text:p text:style-name="Standard">The path panel header is described in the following list:</text:p>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Name</text:p>
          </table:table-cell>
          <table:table-cell table:style-name="Table5.A1" office:value-type="string">
            <text:p text:style-name="P9">Data Size</text:p>
          </table:table-cell>
          <table:table-cell table:style-name="Table5.A1" office:value-type="string">
            <text:p text:style-name="P9">Delphi Type</text:p>
          </table:table-cell>
          <table:table-cell table:style-name="Table5.D1" office:value-type="string">
            <text:p text:style-name="P9">Description</text:p>
          </table:table-cell>
        </table:table-row>
        <table:table-row table:style-name="Table5.1">
          <table:table-cell table:style-name="Table5.A1" office:value-type="string">
            <text:p text:style-name="P24">Path Panel Type</text:p>
          </table:table-cell>
          <table:table-cell table:style-name="Table5.A1" office:value-type="string">
            <text:p text:style-name="P24">32-bit integer</text:p>
          </table:table-cell>
          <table:table-cell table:style-name="Table5.A1" office:value-type="string">
            <text:p text:style-name="P24">Cardinal</text:p>
          </table:table-cell>
          <table:table-cell table:style-name="Table5.D1" office:value-type="string">
            <text:p text:style-name="P24">It is of enumerate type in the program, we saved it as a 32-bit integer to the file.</text:p>
          </table:table-cell>
        </table:table-row>
        <table:table-row table:style-name="Table5.1">
          <table:table-cell table:style-name="Table5.A1" office:value-type="string">
            <text:p text:style-name="P24">Path Panel Name</text:p>
          </table:table-cell>
          <table:table-cell table:style-name="Table5.A1" office:value-type="string">
            <text:p text:style-name="P24">256 bytes</text:p>
          </table:table-cell>
          <table:table-cell table:style-name="Table5.A1" office:value-type="string">
            <text:p text:style-name="P24"><text:span text:style-name="T4">String</text:span>[255]</text:p>
          </table:table-cell>
          <table:table-cell table:style-name="Table5.D1" office:value-type="string">
            <text:p text:style-name="P24"/>
          </table:table-cell>
        </table:table-row>
      </table:table>
      <text:p text:style-name="Standard"/>
      <text:p text:style-name="Standard">The path list data is somewhat complicated, we need to describe them in detail.</text:p>
      <text:p text:style-name="Standard"/>
      <text:p text:style-name="Standard">Each path list contains the following data:</text:p>
      <text:p text:style-name="Standard"/>
      <text:list xml:id="list31150264" text:style-name="WW8Num39">
        <text:list-item>
          <text:p text:style-name="P53"><text:span text:style-name="T4">Path Count</text:span> – 32-bit integer, indicating how many paths there are in the list.</text:p>
        </text:list-item>
        <text:list-item>
          <text:p text:style-name="P12">Curve Segment List Data</text:p>
        </text:list-item>
      </text:list>
      <text:p text:style-name="Standard"/>
      <text:p text:style-name="Standard">Each path is consisting with several curve segments, so we saved these curve segments in a list for each path. We need to save these curve segment lists one by one to the file.</text:p>
      <text:p text:style-name="Standard"/>
      <text:p text:style-name="Standard">Each curve segment list data is consisting of the following:</text:p>
      <text:p text:style-name="Standard"/>
      <text:list xml:id="list31127984" text:style-name="WW8Num5">
        <text:list-item>
          <text:p text:style-name="P54"><text:span text:style-name="T4">Closed</text:span> – Boolean, needs 1 byte memory to hold. Indicating whether the path is closed.</text:p>
        </text:list-item>
        <text:list-item>
          <text:p text:style-name="P54"><text:span text:style-name="T4">First Segment OK</text:span> – Boolean, needs 1 byte memory to hold. Indicating whether the first curve segment of a path is created completely.</text:p>
        </text:list-item>
        <text:list-item>
          <text:p text:style-name="P54"><text:span text:style-name="T4">Curve Segment Count </text:span>– 32-bit integer, indicating how many curve segments there are in the list.</text:p>
        </text:list-item>
        <text:list-item>
          <text:p text:style-name="P13">Curve Segments Data</text:p>
        </text:list-item>
      </text:list>
      <text:p text:style-name="Standard"/>
      <text:p text:style-name="Standard">The curve segments data is consisting of each curve segment in the list. We saved these curve <text:soft-page-break/>segments one by one to the file. Each curve segment has the following data:</text:p>
      <text:p text:style-name="Standard"/>
      <text:list xml:id="list31154462" text:style-name="WW8Num26">
        <text:list-item>
          <text:p text:style-name="P55"><text:span text:style-name="T4">Start Point X</text:span> – 32-bit integer</text:p>
        </text:list-item>
        <text:list-item>
          <text:p text:style-name="P55"><text:span text:style-name="T4">Start Point Y</text:span> – 32-bit integer</text:p>
        </text:list-item>
        <text:list-item>
          <text:p text:style-name="P55"><text:span text:style-name="T4">End Point X</text:span> – 32-bit integer</text:p>
        </text:list-item>
        <text:list-item>
          <text:p text:style-name="P55"><text:span text:style-name="T4">End Point Y</text:span> – 32-bit integer</text:p>
        </text:list-item>
        <text:list-item>
          <text:p text:style-name="P55"><text:span text:style-name="T4">Control Point 1 X</text:span> – 32-bit integer</text:p>
        </text:list-item>
        <text:list-item>
          <text:p text:style-name="P55"><text:span text:style-name="T4">Control Point 1 Y</text:span> – 32-bit integer</text:p>
        </text:list-item>
        <text:list-item>
          <text:p text:style-name="P55"><text:span text:style-name="T4">Control Point 2 X</text:span> – 32-bit integer</text:p>
        </text:list-item>
        <text:list-item>
          <text:p text:style-name="P55"><text:span text:style-name="T4">Control Point 2 Y</text:span> – 32-bit integer</text:p>
        </text:list-item>
        <text:list-item>
          <text:p text:style-name="P55"><text:span text:style-name="T4">Opposite Control Point 1 X</text:span> – 32-bit integer</text:p>
        </text:list-item>
        <text:list-item>
          <text:p text:style-name="P55"><text:span text:style-name="T4">Opposite Control Point 1 Y</text:span> – 32-bit integer</text:p>
        </text:list-item>
        <text:list-item>
          <text:p text:style-name="P55"><text:span text:style-name="T4">Opposite Control Point 2 X</text:span> – 32-bit integer</text:p>
        </text:list-item>
        <text:list-item>
          <text:p text:style-name="P55"><text:span text:style-name="T4">Opposite Control Point 2 Y</text:span> – 32-bit integer</text:p>
        </text:list-item>
        <text:list-item>
          <text:p text:style-name="P55"><text:span text:style-name="T4">Active</text:span> – Boolean, needs 1 byte memory to hold.</text:p>
        </text:list-item>
        <text:list-item>
          <text:p text:style-name="P55"><text:span text:style-name="T4">Active Point</text:span> – It is of enumerate type in the program, we saved it as a 32-bit integer to the file.</text:p>
        </text:list-item>
        <text:list-item>
          <text:p text:style-name="P55"><text:span text:style-name="T4">Starting Point Type</text:span> – It is of enumerate type in the program, we saved it as a 32-bit integer to the file.</text:p>
        </text:list-item>
        <text:list-item>
          <text:p text:style-name="P55"><text:span text:style-name="T4">Ending Point Type</text:span> – It is of enumerate type in the program, we saved it as a 32-bit integer to the file.</text:p>
        </text:list-item>
        <text:list-item>
          <text:p text:style-name="P55"><text:span text:style-name="T4">Control Point 1 Radian</text:span> – Double, needs 8 bytes memory to hold.</text:p>
        </text:list-item>
        <text:list-item>
          <text:p text:style-name="P55"><text:span text:style-name="T4">Opposite Control Point 1 Radian</text:span> – Double, needs 8 bytes memory to hold.</text:p>
        </text:list-item>
        <text:list-item>
          <text:p text:style-name="P55"><text:span text:style-name="T4">Control Point 2 Radian</text:span> – Double, needs 8 bytes memory to hold.</text:p>
        </text:list-item>
        <text:list-item>
          <text:p text:style-name="P55"><text:span text:style-name="T4">Opposite Control Point 2 Radian</text:span> – Double, needs 8 bytes memory to hold.</text:p>
        </text:list-item>
        <text:list-item>
          <text:p text:style-name="P55"><text:span text:style-name="T4">Radian Difference 1</text:span> – Double, needs 8 bytes memory to hold.</text:p>
        </text:list-item>
        <text:list-item>
          <text:p text:style-name="P55"><text:span text:style-name="T4">Radian Difference 2</text:span> – Double, needs 8 bytes memory to hold.</text:p>
        </text:list-item>
        <text:list-item>
          <text:p text:style-name="P55"><text:span text:style-name="T4">Control Point 1 Length</text:span> – Double, needs 8 bytes memory to hold.</text:p>
        </text:list-item>
        <text:list-item>
          <text:p text:style-name="P55"><text:span text:style-name="T4">Opposite Control Point 1 Length</text:span> – Double, needs 8 bytes memory to hold.</text:p>
        </text:list-item>
        <text:list-item>
          <text:p text:style-name="P55"><text:span text:style-name="T4">Control Point 2 Length</text:span> – Double, needs 8 bytes memory to hold.</text:p>
        </text:list-item>
        <text:list-item>
          <text:p text:style-name="P55"><text:span text:style-name="T4">Opposite Control Point 2 Length</text:span> – Double, needs 8 bytes memory to hold.</text:p>
        </text:list-item>
        <text:list-item>
          <text:p text:style-name="P55"><text:span text:style-name="T4">Control Point 1 Pair State</text:span> – It is of enumerate type in the program, we saved it as a 32-bit integer to the file.</text:p>
        </text:list-item>
        <text:list-item>
          <text:p text:style-name="P55"><text:span text:style-name="T4">Control Point 2 Pair State</text:span> – It is of enumerate type in the program, we saved it as a 32-bit integer to the file.</text:p>
        </text:list-item>
        <text:list-item>
          <text:p text:style-name="P55"><text:span text:style-name="T4">Control Point 1 Pair Changed</text:span> – Boolean, needs 1 byte memory to hold.</text:p>
        </text:list-item>
        <text:list-item>
          <text:p text:style-name="P55"><text:span text:style-name="T4">Control Point 2 Pair Changed</text:span> – Boolean, needs 1 byte memory to hol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id" fo:country="ID"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SimSun1"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color="#000000"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text-underline-style="solid" style:text-underline-width="auto" style:text-underline-color="font-color"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tyle="italic" fo:font-weight="bold" style:font-style-asian="italic" style:font-weight-asian="bold" style:font-style-complex="italic" style:font-weight-complex="bold"/>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font-weight-complex="bold"/>
    </style:style>
    <style:style style:name="Subtitle" style:family="paragraph" style:parent-style-name="Standard" style:next-style-name="Text_20_body" style:class="chapter">
      <style:text-properties fo:color="#000000" fo:font-weight="bold" style:font-weight-asian="bold" style:font-weight-complex="bold"/>
    </style:style>
    <style:style style:name="Date" style:family="paragraph" style:parent-style-name="Standard" style:next-style-name="Standard">
      <style:paragraph-properties fo:margin-left="0.176cm" fo:margin-right="0cm" fo:text-indent="0cm" style:auto-text-indent="false"/>
      <style:text-properties fo:font-size="16pt" fo:font-weight="bold" style:font-size-asian="16pt" style:font-weight-asian="bold" style:font-weight-complex="bold"/>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style:style>
    <style:style style:name="WW8Num2z0" style:family="text">
      <style:text-properties style:font-name="Wingdings"/>
    </style:style>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11z0" style:family="text">
      <style:text-properties style:font-name="Wingdings"/>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5z0" style:family="text">
      <style:text-properties style:font-name="Wingdings"/>
    </style:style>
    <style:style style:name="WW8Num16z0" style:family="text">
      <style:text-properties style:font-name="Wingdings"/>
    </style:style>
    <style:style style:name="WW8Num17z0" style:family="text">
      <style:text-properties style:font-name="Wingdings"/>
    </style:style>
    <style:style style:name="WW8Num18z0" style:family="text">
      <style:text-properties style:font-name="Wingdings"/>
    </style:style>
    <style:style style:name="WW8Num19z0" style:family="text">
      <style:text-properties style:font-name="Wingdings"/>
    </style:style>
    <style:style style:name="WW8Num20z0"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Wingdings"/>
    </style:style>
    <style:style style:name="WW8Num25z0" style:family="text">
      <style:text-properties style:font-name="Wingdings"/>
    </style:style>
    <style:style style:name="WW8Num26z0" style:family="text">
      <style:text-properties style:font-name="Wingdings"/>
    </style:style>
    <style:style style:name="WW8Num27z0"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30z0" style:family="text">
      <style:text-properties style:font-name="Wingdings"/>
    </style:style>
    <style:style style:name="WW8Num31z0" style:family="text">
      <style:text-properties style:font-name="Wingdings"/>
    </style:style>
    <style:style style:name="WW8Num32z0" style:family="text">
      <style:text-properties style:font-name="Wingdings"/>
    </style:style>
    <style:style style:name="WW8Num33z0" style:family="text">
      <style:text-properties style:font-name="Wingdings"/>
    </style:style>
    <style:style style:name="WW8Num34z0" style:family="text">
      <style:text-properties style:font-name="Wingdings"/>
    </style:style>
    <style:style style:name="WW8Num35z0" style:family="text">
      <style:text-properties style:font-name="Wingdings"/>
    </style:style>
    <style:style style:name="WW8Num36z0" style:family="text">
      <style:text-properties style:font-name="Wingdings"/>
    </style:style>
    <style:style style:name="WW8Num37z0" style:family="text">
      <style:text-properties style:font-name="Wingdings"/>
    </style:style>
    <style:style style:name="WW8Num38z0" style:family="text">
      <style:text-properties style:font-name="Wingdings"/>
    </style:style>
    <style:style style:name="WW8Num39z0" style:family="text">
      <style:text-properties style:font-name="Wingdings"/>
    </style:style>
    <style:style style:name="WW8Num40z0" style:family="text">
      <style:text-properties style:font-name="Wingdings"/>
    </style:style>
    <style:style style:name="WW8Num41z0" style:family="text">
      <style:text-properties style:font-name="Wingdings"/>
    </style:style>
    <style:style style:name="WW8Num42z0"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Wingdings"/>
    </style:style>
    <style:style style:name="WW8Num46z0" style:family="text">
      <style:text-properties style:font-name="Wingdings"/>
    </style:style>
    <style:style style:name="WW8Num47z0" style:family="text">
      <style:text-properties style:font-name="Wingdings" fo:font-size="8pt" style:font-size-asian="8pt"/>
    </style:style>
    <style:style style:name="WW8Num47z1" style:family="text">
      <style:text-properties style:font-name="Wingdings"/>
    </style:style>
    <style:style style:name="Default_20_Paragraph_20_Font" style:display-name="Default Paragraph Font" style:family="text"/>
    <style:style style:name="Header_20_Char" style:display-name="Header Char" style:family="text">
      <style:text-properties fo:font-size="10.5pt" fo:language="en" fo:country="US" style:letter-kerning="true" style:font-size-asian="10.5pt" style:language-asian="zh" style:country-asian="CN" style:font-size-complex="12pt"/>
    </style:style>
    <style:style style:name="Footer_20_Char" style:display-name="Footer Char" style:family="text">
      <style:text-properties fo:font-size="10.5pt" fo:language="en" fo:country="US" style:letter-kerning="true" style:font-size-asian="10.5pt" style:language-asian="zh" style:country-asian="C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1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49cm" fo:text-indent="-0.741cm" fo:margin-left="2.249cm"/>
        </style:list-level-properties>
        <style:text-properties style:font-name="Wingdings"/>
      </text:list-level-style-bullet>
      <text:list-level-style-bullet text:level="2" text:style-name="WW8Num5z0" style:num-suffix="." text:bullet-char="">
        <style:list-level-properties text:list-level-position-and-space-mode="label-alignment">
          <style:list-level-label-alignment text:label-followed-by="listtab" text:list-tab-stop-position="2.99cm" fo:text-indent="-0.741cm" fo:margin-left="2.99cm"/>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3.731cm" fo:text-indent="-0.741cm" fo:margin-left="3.73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71cm" fo:text-indent="-0.741cm" fo:margin-left="4.471cm"/>
        </style:list-level-properties>
        <style:text-properties style:font-name="Wingdings"/>
      </text:list-level-style-bullet>
      <text:list-level-style-bullet text:level="5" text:style-name="WW8Num5z0" style:num-suffix="." text:bullet-char="">
        <style:list-level-properties text:list-level-position-and-space-mode="label-alignment">
          <style:list-level-label-alignment text:label-followed-by="listtab" text:list-tab-stop-position="5.212cm" fo:text-indent="-0.741cm" fo:margin-left="5.212cm"/>
        </style:list-level-properties>
        <style:text-properties style:font-name="Wingdings"/>
      </text:list-level-style-bullet>
      <text:list-level-style-bullet text:level="6" text:style-name="WW8Num5z0" style:num-suffix="." text:bullet-char="">
        <style:list-level-properties text:list-level-position-and-space-mode="label-alignment">
          <style:list-level-label-alignment text:label-followed-by="listtab" text:list-tab-stop-position="5.953cm" fo:text-indent="-0.741cm" fo:margin-left="5.953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6.694cm" fo:text-indent="-0.741cm" fo:margin-left="6.694cm"/>
        </style:list-level-properties>
        <style:text-properties style:font-name="Wingdings"/>
      </text:list-level-style-bullet>
      <text:list-level-style-bullet text:level="8" text:style-name="WW8Num5z0" style:num-suffix="." text:bullet-char="">
        <style:list-level-properties text:list-level-position-and-space-mode="label-alignment">
          <style:list-level-label-alignment text:label-followed-by="listtab" text:list-tab-stop-position="7.435cm" fo:text-indent="-0.741cm" fo:margin-left="7.435cm"/>
        </style:list-level-properties>
        <style:text-properties style:font-name="Wingdings"/>
      </text:list-level-style-bullet>
      <text:list-level-style-bullet text:level="9" text:style-name="WW8Num5z0" style:num-suffix="." text:bullet-char="">
        <style:list-level-properties text:list-level-position-and-space-mode="label-alignment">
          <style:list-level-label-alignment text:label-followed-by="listtab" text:list-tab-stop-position="8.176cm" fo:text-indent="-0.741cm" fo:margin-left="8.1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8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8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8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8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8cm" fo:text-indent="-0.741cm" fo:margin-left="1.138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1.879cm" fo:text-indent="-0.741cm" fo:margin-left="1.879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2.619cm" fo:text-indent="-0.741cm" fo:margin-left="2.619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3.36cm" fo:text-indent="-0.741cm" fo:margin-left="3.36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4.101cm" fo:text-indent="-0.741cm" fo:margin-left="4.101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4.842cm" fo:text-indent="-0.741cm" fo:margin-left="4.84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5.583cm" fo:text-indent="-0.741cm" fo:margin-left="5.583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6.324cm" fo:text-indent="-0.741cm" fo:margin-left="6.324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7.064cm" fo:text-indent="-0.741cm" fo:margin-left="7.0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13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3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3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14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4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17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7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7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18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8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8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8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8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2.99cm" fo:text-indent="-0.741cm" fo:margin-left="2.99cm"/>
        </style:list-level-properties>
        <style:text-properties style:font-name="Wingdings"/>
      </text:list-level-style-bullet>
      <text:list-level-style-bullet text:level="2" text:style-name="WW8Num19z0" style:num-suffix="." text:bullet-char="">
        <style:list-level-properties text:list-level-position-and-space-mode="label-alignment">
          <style:list-level-label-alignment text:label-followed-by="listtab" text:list-tab-stop-position="3.731cm" fo:text-indent="-0.741cm" fo:margin-left="3.731cm"/>
        </style:list-level-properties>
        <style:text-properties style:font-name="Wingdings"/>
      </text:list-level-style-bullet>
      <text:list-level-style-bullet text:level="3" text:style-name="WW8Num19z0" style:num-suffix="." text:bullet-char="">
        <style:list-level-properties text:list-level-position-and-space-mode="label-alignment">
          <style:list-level-label-alignment text:label-followed-by="listtab" text:list-tab-stop-position="4.471cm" fo:text-indent="-0.741cm" fo:margin-left="4.47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212cm" fo:text-indent="-0.741cm" fo:margin-left="5.212cm"/>
        </style:list-level-properties>
        <style:text-properties style:font-name="Wingdings"/>
      </text:list-level-style-bullet>
      <text:list-level-style-bullet text:level="5" text:style-name="WW8Num19z0" style:num-suffix="." text:bullet-char="">
        <style:list-level-properties text:list-level-position-and-space-mode="label-alignment">
          <style:list-level-label-alignment text:label-followed-by="listtab" text:list-tab-stop-position="5.953cm" fo:text-indent="-0.741cm" fo:margin-left="5.953cm"/>
        </style:list-level-properties>
        <style:text-properties style:font-name="Wingdings"/>
      </text:list-level-style-bullet>
      <text:list-level-style-bullet text:level="6" text:style-name="WW8Num19z0" style:num-suffix="." text:bullet-char="">
        <style:list-level-properties text:list-level-position-and-space-mode="label-alignment">
          <style:list-level-label-alignment text:label-followed-by="listtab" text:list-tab-stop-position="6.694cm" fo:text-indent="-0.741cm" fo:margin-left="6.694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7.435cm" fo:text-indent="-0.741cm" fo:margin-left="7.435cm"/>
        </style:list-level-properties>
        <style:text-properties style:font-name="Wingdings"/>
      </text:list-level-style-bullet>
      <text:list-level-style-bullet text:level="8" text:style-name="WW8Num19z0" style:num-suffix="." text:bullet-char="">
        <style:list-level-properties text:list-level-position-and-space-mode="label-alignment">
          <style:list-level-label-alignment text:label-followed-by="listtab" text:list-tab-stop-position="8.176cm" fo:text-indent="-0.741cm" fo:margin-left="8.176cm"/>
        </style:list-level-properties>
        <style:text-properties style:font-name="Wingdings"/>
      </text:list-level-style-bullet>
      <text:list-level-style-bullet text:level="9" text:style-name="WW8Num19z0" style:num-suffix="." text:bullet-char="">
        <style:list-level-properties text:list-level-position-and-space-mode="label-alignment">
          <style:list-level-label-alignment text:label-followed-by="listtab" text:list-tab-stop-position="8.916cm" fo:text-indent="-0.741cm" fo:margin-left="8.9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20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20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20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20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20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21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21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21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21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21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22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22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22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22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22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22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23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23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23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23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23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23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25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25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25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25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25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25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731cm" fo:text-indent="-0.741cm" fo:margin-left="3.731cm"/>
        </style:list-level-properties>
        <style:text-properties style:font-name="Wingdings"/>
      </text:list-level-style-bullet>
      <text:list-level-style-bullet text:level="2" text:style-name="WW8Num26z0" style:num-suffix="." text:bullet-char="">
        <style:list-level-properties text:list-level-position-and-space-mode="label-alignment">
          <style:list-level-label-alignment text:label-followed-by="listtab" text:list-tab-stop-position="4.471cm" fo:text-indent="-0.741cm" fo:margin-left="4.471cm"/>
        </style:list-level-properties>
        <style:text-properties style:font-name="Wingdings"/>
      </text:list-level-style-bullet>
      <text:list-level-style-bullet text:level="3" text:style-name="WW8Num26z0" style:num-suffix="." text:bullet-char="">
        <style:list-level-properties text:list-level-position-and-space-mode="label-alignment">
          <style:list-level-label-alignment text:label-followed-by="listtab" text:list-tab-stop-position="5.212cm" fo:text-indent="-0.741cm" fo:margin-left="5.212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953cm" fo:text-indent="-0.741cm" fo:margin-left="5.953cm"/>
        </style:list-level-properties>
        <style:text-properties style:font-name="Wingdings"/>
      </text:list-level-style-bullet>
      <text:list-level-style-bullet text:level="5" text:style-name="WW8Num26z0" style:num-suffix="." text:bullet-char="">
        <style:list-level-properties text:list-level-position-and-space-mode="label-alignment">
          <style:list-level-label-alignment text:label-followed-by="listtab" text:list-tab-stop-position="6.694cm" fo:text-indent="-0.741cm" fo:margin-left="6.694cm"/>
        </style:list-level-properties>
        <style:text-properties style:font-name="Wingdings"/>
      </text:list-level-style-bullet>
      <text:list-level-style-bullet text:level="6" text:style-name="WW8Num26z0" style:num-suffix="." text:bullet-char="">
        <style:list-level-properties text:list-level-position-and-space-mode="label-alignment">
          <style:list-level-label-alignment text:label-followed-by="listtab" text:list-tab-stop-position="7.435cm" fo:text-indent="-0.741cm" fo:margin-left="7.435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176cm" fo:text-indent="-0.741cm" fo:margin-left="8.176cm"/>
        </style:list-level-properties>
        <style:text-properties style:font-name="Wingdings"/>
      </text:list-level-style-bullet>
      <text:list-level-style-bullet text:level="8" text:style-name="WW8Num26z0" style:num-suffix="." text:bullet-char="">
        <style:list-level-properties text:list-level-position-and-space-mode="label-alignment">
          <style:list-level-label-alignment text:label-followed-by="listtab" text:list-tab-stop-position="8.916cm" fo:text-indent="-0.741cm" fo:margin-left="8.916cm"/>
        </style:list-level-properties>
        <style:text-properties style:font-name="Wingdings"/>
      </text:list-level-style-bullet>
      <text:list-level-style-bullet text:level="9" text:style-name="WW8Num26z0" style:num-suffix="." text:bullet-char="">
        <style:list-level-properties text:list-level-position-and-space-mode="label-alignment">
          <style:list-level-label-alignment text:label-followed-by="listtab" text:list-tab-stop-position="9.657cm" fo:text-indent="-0.741cm" fo:margin-left="9.6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27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27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27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27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27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27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138cm" fo:text-indent="-0.741cm" fo:margin-left="1.138cm"/>
        </style:list-level-properties>
        <style:text-properties style:font-name="Wingdings"/>
      </text:list-level-style-bullet>
      <text:list-level-style-bullet text:level="2" text:style-name="WW8Num28z0" style:num-suffix="." text:bullet-char="">
        <style:list-level-properties text:list-level-position-and-space-mode="label-alignment">
          <style:list-level-label-alignment text:label-followed-by="listtab" text:list-tab-stop-position="1.879cm" fo:text-indent="-0.741cm" fo:margin-left="1.879cm"/>
        </style:list-level-properties>
        <style:text-properties style:font-name="Wingdings"/>
      </text:list-level-style-bullet>
      <text:list-level-style-bullet text:level="3" text:style-name="WW8Num28z0" style:num-suffix="." text:bullet-char="">
        <style:list-level-properties text:list-level-position-and-space-mode="label-alignment">
          <style:list-level-label-alignment text:label-followed-by="listtab" text:list-tab-stop-position="2.619cm" fo:text-indent="-0.741cm" fo:margin-left="2.619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3.36cm" fo:text-indent="-0.741cm" fo:margin-left="3.36cm"/>
        </style:list-level-properties>
        <style:text-properties style:font-name="Wingdings"/>
      </text:list-level-style-bullet>
      <text:list-level-style-bullet text:level="5" text:style-name="WW8Num28z0" style:num-suffix="." text:bullet-char="">
        <style:list-level-properties text:list-level-position-and-space-mode="label-alignment">
          <style:list-level-label-alignment text:label-followed-by="listtab" text:list-tab-stop-position="4.101cm" fo:text-indent="-0.741cm" fo:margin-left="4.101cm"/>
        </style:list-level-properties>
        <style:text-properties style:font-name="Wingdings"/>
      </text:list-level-style-bullet>
      <text:list-level-style-bullet text:level="6" text:style-name="WW8Num28z0" style:num-suffix="." text:bullet-char="">
        <style:list-level-properties text:list-level-position-and-space-mode="label-alignment">
          <style:list-level-label-alignment text:label-followed-by="listtab" text:list-tab-stop-position="4.842cm" fo:text-indent="-0.741cm" fo:margin-left="4.84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5.583cm" fo:text-indent="-0.741cm" fo:margin-left="5.583cm"/>
        </style:list-level-properties>
        <style:text-properties style:font-name="Wingdings"/>
      </text:list-level-style-bullet>
      <text:list-level-style-bullet text:level="8" text:style-name="WW8Num28z0" style:num-suffix="." text:bullet-char="">
        <style:list-level-properties text:list-level-position-and-space-mode="label-alignment">
          <style:list-level-label-alignment text:label-followed-by="listtab" text:list-tab-stop-position="6.324cm" fo:text-indent="-0.741cm" fo:margin-left="6.324cm"/>
        </style:list-level-properties>
        <style:text-properties style:font-name="Wingdings"/>
      </text:list-level-style-bullet>
      <text:list-level-style-bullet text:level="9" text:style-name="WW8Num28z0" style:num-suffix="." text:bullet-char="">
        <style:list-level-properties text:list-level-position-and-space-mode="label-alignment">
          <style:list-level-label-alignment text:label-followed-by="listtab" text:list-tab-stop-position="7.064cm" fo:text-indent="-0.741cm" fo:margin-left="7.0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29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29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29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29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29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29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138cm" fo:text-indent="-0.741cm" fo:margin-left="1.138cm"/>
        </style:list-level-properties>
        <style:text-properties style:font-name="Wingdings"/>
      </text:list-level-style-bullet>
      <text:list-level-style-bullet text:level="2" text:style-name="WW8Num30z0" style:num-suffix="." text:bullet-char="">
        <style:list-level-properties text:list-level-position-and-space-mode="label-alignment">
          <style:list-level-label-alignment text:label-followed-by="listtab" text:list-tab-stop-position="1.879cm" fo:text-indent="-0.741cm" fo:margin-left="1.879cm"/>
        </style:list-level-properties>
        <style:text-properties style:font-name="Wingdings"/>
      </text:list-level-style-bullet>
      <text:list-level-style-bullet text:level="3" text:style-name="WW8Num30z0" style:num-suffix="." text:bullet-char="">
        <style:list-level-properties text:list-level-position-and-space-mode="label-alignment">
          <style:list-level-label-alignment text:label-followed-by="listtab" text:list-tab-stop-position="2.619cm" fo:text-indent="-0.741cm" fo:margin-left="2.619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3.36cm" fo:text-indent="-0.741cm" fo:margin-left="3.36cm"/>
        </style:list-level-properties>
        <style:text-properties style:font-name="Wingdings"/>
      </text:list-level-style-bullet>
      <text:list-level-style-bullet text:level="5" text:style-name="WW8Num30z0" style:num-suffix="." text:bullet-char="">
        <style:list-level-properties text:list-level-position-and-space-mode="label-alignment">
          <style:list-level-label-alignment text:label-followed-by="listtab" text:list-tab-stop-position="4.101cm" fo:text-indent="-0.741cm" fo:margin-left="4.101cm"/>
        </style:list-level-properties>
        <style:text-properties style:font-name="Wingdings"/>
      </text:list-level-style-bullet>
      <text:list-level-style-bullet text:level="6" text:style-name="WW8Num30z0" style:num-suffix="." text:bullet-char="">
        <style:list-level-properties text:list-level-position-and-space-mode="label-alignment">
          <style:list-level-label-alignment text:label-followed-by="listtab" text:list-tab-stop-position="4.842cm" fo:text-indent="-0.741cm" fo:margin-left="4.84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5.583cm" fo:text-indent="-0.741cm" fo:margin-left="5.583cm"/>
        </style:list-level-properties>
        <style:text-properties style:font-name="Wingdings"/>
      </text:list-level-style-bullet>
      <text:list-level-style-bullet text:level="8" text:style-name="WW8Num30z0" style:num-suffix="." text:bullet-char="">
        <style:list-level-properties text:list-level-position-and-space-mode="label-alignment">
          <style:list-level-label-alignment text:label-followed-by="listtab" text:list-tab-stop-position="6.324cm" fo:text-indent="-0.741cm" fo:margin-left="6.324cm"/>
        </style:list-level-properties>
        <style:text-properties style:font-name="Wingdings"/>
      </text:list-level-style-bullet>
      <text:list-level-style-bullet text:level="9" text:style-name="WW8Num30z0" style:num-suffix="." text:bullet-char="">
        <style:list-level-properties text:list-level-position-and-space-mode="label-alignment">
          <style:list-level-label-alignment text:label-followed-by="listtab" text:list-tab-stop-position="7.064cm" fo:text-indent="-0.741cm" fo:margin-left="7.0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31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31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31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31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31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31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32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32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32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32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32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32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508cm" fo:text-indent="-0.741cm" fo:margin-left="1.508cm"/>
        </style:list-level-properties>
        <style:text-properties style:font-name="Wingdings"/>
      </text:list-level-style-bullet>
      <text:list-level-style-bullet text:level="2" text:style-name="WW8Num33z0" style:num-suffix="." text:bullet-char="">
        <style:list-level-properties text:list-level-position-and-space-mode="label-alignment">
          <style:list-level-label-alignment text:label-followed-by="listtab" text:list-tab-stop-position="2.249cm" fo:text-indent="-0.741cm" fo:margin-left="2.249cm"/>
        </style:list-level-properties>
        <style:text-properties style:font-name="Wingdings"/>
      </text:list-level-style-bullet>
      <text:list-level-style-bullet text:level="3" text:style-name="WW8Num33z0" style:num-suffix="." text:bullet-char="">
        <style:list-level-properties text:list-level-position-and-space-mode="label-alignment">
          <style:list-level-label-alignment text:label-followed-by="listtab" text:list-tab-stop-position="2.99cm" fo:text-indent="-0.741cm" fo:margin-left="2.99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3.731cm" fo:text-indent="-0.741cm" fo:margin-left="3.731cm"/>
        </style:list-level-properties>
        <style:text-properties style:font-name="Wingdings"/>
      </text:list-level-style-bullet>
      <text:list-level-style-bullet text:level="5" text:style-name="WW8Num33z0" style:num-suffix="." text:bullet-char="">
        <style:list-level-properties text:list-level-position-and-space-mode="label-alignment">
          <style:list-level-label-alignment text:label-followed-by="listtab" text:list-tab-stop-position="4.471cm" fo:text-indent="-0.741cm" fo:margin-left="4.471cm"/>
        </style:list-level-properties>
        <style:text-properties style:font-name="Wingdings"/>
      </text:list-level-style-bullet>
      <text:list-level-style-bullet text:level="6" text:style-name="WW8Num33z0" style:num-suffix="." text:bullet-char="">
        <style:list-level-properties text:list-level-position-and-space-mode="label-alignment">
          <style:list-level-label-alignment text:label-followed-by="listtab" text:list-tab-stop-position="5.212cm" fo:text-indent="-0.741cm" fo:margin-left="5.21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5.953cm" fo:text-indent="-0.741cm" fo:margin-left="5.953cm"/>
        </style:list-level-properties>
        <style:text-properties style:font-name="Wingdings"/>
      </text:list-level-style-bullet>
      <text:list-level-style-bullet text:level="8" text:style-name="WW8Num33z0" style:num-suffix="." text:bullet-char="">
        <style:list-level-properties text:list-level-position-and-space-mode="label-alignment">
          <style:list-level-label-alignment text:label-followed-by="listtab" text:list-tab-stop-position="6.694cm" fo:text-indent="-0.741cm" fo:margin-left="6.694cm"/>
        </style:list-level-properties>
        <style:text-properties style:font-name="Wingdings"/>
      </text:list-level-style-bullet>
      <text:list-level-style-bullet text:level="9" text:style-name="WW8Num33z0" style:num-suffix="." text:bullet-char="">
        <style:list-level-properties text:list-level-position-and-space-mode="label-alignment">
          <style:list-level-label-alignment text:label-followed-by="listtab" text:list-tab-stop-position="7.435cm" fo:text-indent="-0.741cm" fo:margin-left="7.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34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34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34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34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34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34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35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35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35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35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35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35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36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36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36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36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36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36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37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37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37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37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37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37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38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38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38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38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38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38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138cm" fo:text-indent="-0.741cm" fo:margin-left="1.138cm"/>
        </style:list-level-properties>
        <style:text-properties style:font-name="Wingdings"/>
      </text:list-level-style-bullet>
      <text:list-level-style-bullet text:level="2" text:style-name="WW8Num39z0" style:num-suffix="." text:bullet-char="">
        <style:list-level-properties text:list-level-position-and-space-mode="label-alignment">
          <style:list-level-label-alignment text:label-followed-by="listtab" text:list-tab-stop-position="1.879cm" fo:text-indent="-0.741cm" fo:margin-left="1.879cm"/>
        </style:list-level-properties>
        <style:text-properties style:font-name="Wingdings"/>
      </text:list-level-style-bullet>
      <text:list-level-style-bullet text:level="3" text:style-name="WW8Num39z0" style:num-suffix="." text:bullet-char="">
        <style:list-level-properties text:list-level-position-and-space-mode="label-alignment">
          <style:list-level-label-alignment text:label-followed-by="listtab" text:list-tab-stop-position="2.619cm" fo:text-indent="-0.741cm" fo:margin-left="2.619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3.36cm" fo:text-indent="-0.741cm" fo:margin-left="3.36cm"/>
        </style:list-level-properties>
        <style:text-properties style:font-name="Wingdings"/>
      </text:list-level-style-bullet>
      <text:list-level-style-bullet text:level="5" text:style-name="WW8Num39z0" style:num-suffix="." text:bullet-char="">
        <style:list-level-properties text:list-level-position-and-space-mode="label-alignment">
          <style:list-level-label-alignment text:label-followed-by="listtab" text:list-tab-stop-position="4.101cm" fo:text-indent="-0.741cm" fo:margin-left="4.101cm"/>
        </style:list-level-properties>
        <style:text-properties style:font-name="Wingdings"/>
      </text:list-level-style-bullet>
      <text:list-level-style-bullet text:level="6" text:style-name="WW8Num39z0" style:num-suffix="." text:bullet-char="">
        <style:list-level-properties text:list-level-position-and-space-mode="label-alignment">
          <style:list-level-label-alignment text:label-followed-by="listtab" text:list-tab-stop-position="4.842cm" fo:text-indent="-0.741cm" fo:margin-left="4.84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5.583cm" fo:text-indent="-0.741cm" fo:margin-left="5.583cm"/>
        </style:list-level-properties>
        <style:text-properties style:font-name="Wingdings"/>
      </text:list-level-style-bullet>
      <text:list-level-style-bullet text:level="8" text:style-name="WW8Num39z0" style:num-suffix="." text:bullet-char="">
        <style:list-level-properties text:list-level-position-and-space-mode="label-alignment">
          <style:list-level-label-alignment text:label-followed-by="listtab" text:list-tab-stop-position="6.324cm" fo:text-indent="-0.741cm" fo:margin-left="6.324cm"/>
        </style:list-level-properties>
        <style:text-properties style:font-name="Wingdings"/>
      </text:list-level-style-bullet>
      <text:list-level-style-bullet text:level="9" text:style-name="WW8Num39z0" style:num-suffix="." text:bullet-char="">
        <style:list-level-properties text:list-level-position-and-space-mode="label-alignment">
          <style:list-level-label-alignment text:label-followed-by="listtab" text:list-tab-stop-position="7.064cm" fo:text-indent="-0.741cm" fo:margin-left="7.0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40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40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40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40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40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40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138cm" fo:text-indent="-0.741cm" fo:margin-left="1.138cm"/>
        </style:list-level-properties>
        <style:text-properties style:font-name="Wingdings"/>
      </text:list-level-style-bullet>
      <text:list-level-style-bullet text:level="2" text:style-name="WW8Num41z0" style:num-suffix="." text:bullet-char="">
        <style:list-level-properties text:list-level-position-and-space-mode="label-alignment">
          <style:list-level-label-alignment text:label-followed-by="listtab" text:list-tab-stop-position="1.879cm" fo:text-indent="-0.741cm" fo:margin-left="1.879cm"/>
        </style:list-level-properties>
        <style:text-properties style:font-name="Wingdings"/>
      </text:list-level-style-bullet>
      <text:list-level-style-bullet text:level="3" text:style-name="WW8Num41z0" style:num-suffix="." text:bullet-char="">
        <style:list-level-properties text:list-level-position-and-space-mode="label-alignment">
          <style:list-level-label-alignment text:label-followed-by="listtab" text:list-tab-stop-position="2.619cm" fo:text-indent="-0.741cm" fo:margin-left="2.619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3.36cm" fo:text-indent="-0.741cm" fo:margin-left="3.36cm"/>
        </style:list-level-properties>
        <style:text-properties style:font-name="Wingdings"/>
      </text:list-level-style-bullet>
      <text:list-level-style-bullet text:level="5" text:style-name="WW8Num41z0" style:num-suffix="." text:bullet-char="">
        <style:list-level-properties text:list-level-position-and-space-mode="label-alignment">
          <style:list-level-label-alignment text:label-followed-by="listtab" text:list-tab-stop-position="4.101cm" fo:text-indent="-0.741cm" fo:margin-left="4.101cm"/>
        </style:list-level-properties>
        <style:text-properties style:font-name="Wingdings"/>
      </text:list-level-style-bullet>
      <text:list-level-style-bullet text:level="6" text:style-name="WW8Num41z0" style:num-suffix="." text:bullet-char="">
        <style:list-level-properties text:list-level-position-and-space-mode="label-alignment">
          <style:list-level-label-alignment text:label-followed-by="listtab" text:list-tab-stop-position="4.842cm" fo:text-indent="-0.741cm" fo:margin-left="4.84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5.583cm" fo:text-indent="-0.741cm" fo:margin-left="5.583cm"/>
        </style:list-level-properties>
        <style:text-properties style:font-name="Wingdings"/>
      </text:list-level-style-bullet>
      <text:list-level-style-bullet text:level="8" text:style-name="WW8Num41z0" style:num-suffix="." text:bullet-char="">
        <style:list-level-properties text:list-level-position-and-space-mode="label-alignment">
          <style:list-level-label-alignment text:label-followed-by="listtab" text:list-tab-stop-position="6.324cm" fo:text-indent="-0.741cm" fo:margin-left="6.324cm"/>
        </style:list-level-properties>
        <style:text-properties style:font-name="Wingdings"/>
      </text:list-level-style-bullet>
      <text:list-level-style-bullet text:level="9" text:style-name="WW8Num41z0" style:num-suffix="." text:bullet-char="">
        <style:list-level-properties text:list-level-position-and-space-mode="label-alignment">
          <style:list-level-label-alignment text:label-followed-by="listtab" text:list-tab-stop-position="7.064cm" fo:text-indent="-0.741cm" fo:margin-left="7.0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42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42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42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42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42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42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43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43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43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43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43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43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45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45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45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45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45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45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46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46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46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46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46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46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47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47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47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47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47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47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47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47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6" style:family="table">
      <style:table-properties style:width="15.032cm" fo:margin-left="-0.191cm" table:align="left" style:writing-mode="lr-tb"/>
    </style:style>
    <style:style style:name="Table6.A" style:family="table-column">
      <style:table-column-properties style:column-width="5.009cm"/>
    </style:style>
    <style:style style:name="Table6.B" style:family="table-column">
      <style:table-column-properties style:column-width="5.011cm"/>
    </style:style>
    <style:style style:name="Table6.1" style:family="table-row">
      <style:table-row-properties style:keep-together="true" fo:keep-together="auto"/>
    </style:style>
    <style:style style:name="Table6.A1" style:family="table-cell">
      <style:table-cell-properties style:vertical-align="top" fo:background-color="#d9d9d9" fo:padding-left="0.191cm" fo:padding-right="0.191cm" fo:padding-top="0cm" fo:padding-bottom="0cm" fo:border="none" style:writing-mode="lr-tb">
        <style:background-image/>
      </style:table-cell-properties>
    </style:style>
    <style:style style:name="Table6.B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language="id" fo:country="ID"/>
    </style:style>
    <style:style style:name="MP2" style:family="paragraph" style:parent-style-name="Header">
      <style:paragraph-properties style:snap-to-layout-grid="false"/>
    </style:style>
    <style:style style:name="MP3" style:family="paragraph" style:parent-style-name="Header">
      <style:text-properties fo:language="id" fo:country="ID"/>
    </style:style>
    <style:style style:name="MT1" style:family="text">
      <style:text-properties fo:language="id" fo:country="ID"/>
    </style:style>
    <style:page-layout style:name="Mpm1">
      <style:page-layout-properties fo:page-width="21.001cm" fo:page-height="29.7cm" style:num-format="1" style:print-orientation="portrait" fo:margin-top="1.501cm" fo:margin-bottom="2.54cm" fo:margin-left="3.175cm" fo:margin-right="3.175cm" style:writing-mode="lr-tb" style:layout-grid-color="#c0c0c0" style:layout-grid-lines="46"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39cm" fo:margin-bottom="0.94cm" style:dynamic-spacing="true"/>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able:table table:name="Table6" table:style-name="Table6">
          <table:table-column table:style-name="Table6.A"/>
          <table:table-column table:style-name="Table6.B" table:number-columns-repeated="2"/>
          <table:table-row table:style-name="Table6.1">
            <table:table-cell table:style-name="Table6.A1" office:value-type="string">
              <text:p text:style-name="MP1">State: Draft</text:p>
            </table:table-cell>
            <table:table-cell table:style-name="Table6.B1" office:value-type="string">
              <text:p text:style-name="MP1"/>
            </table:table-cell>
            <table:table-cell table:style-name="Table6.B1" office:value-type="string">
              <text:p text:style-name="MP2"><text:span text:style-name="MT1">Revised</text:span><text:span text:style-name="MT1">: 21-March-2012</text:span></text:p>
            </table:table-cell>
          </table:table-row>
        </table:table>
        <text:p text:style-name="MP3"/>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raphicsMagic File Format Specification</dc:title>
    <meta:initial-creator>Guangming Brothers</meta:initial-creator>
    <meta:creation-date>2012-03-20T19:42:00</meta:creation-date>
    <dc:creator>x2nie</dc:creator>
    <dc:date>2012-03-21T16:13:00</dc:date>
    <meta:editing-cycles>7</meta:editing-cycles>
    <meta:editing-duration>PT20H19M</meta:editing-duration>
    <meta:document-statistic meta:table-count="6" meta:image-count="0" meta:object-count="0" meta:page-count="23" meta:paragraph-count="777" meta:word-count="7644" meta:character-count="40705"/>
    <meta:generator>OpenOffice.org/3.3$Win32 OpenOffice.org_project/330m20$Build-9567</meta:generator>
  </office:meta>
</office:document-meta>
</file>